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bfff" draw:opacity="50%" draw:textarea-horizontal-align="justify" draw:textarea-vertical-align="middle" draw:auto-grow-height="false" fo:min-height="2.416cm" fo:min-width="19.055cm" draw:shadow-offset-x="0.203cm" draw:shadow-offset-y="0.203cm" draw:shadow-opacity="50%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08cm" fo:min-width="13.33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08cm" fo:min-width="13.329cm"/>
    </style:style>
    <style:style style:name="gr4" style:family="graphic" style:parent-style-name="objectwithoutfill">
      <style:graphic-properties draw:stroke="dash" draw:stroke-dash="Long_20_Dash"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3cm"/>
      <style:paragraph-properties style:writing-mode="lr-tb"/>
    </style:style>
    <style:style style:name="gr7" style:family="graphic" style:parent-style-name="objectwithoutfill">
      <style:graphic-properties draw:stroke="dash" draw:stroke-dash="Dot"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925cm" fo:min-width="4.5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objectwithoutfill">
      <style:graphic-properties svg:stroke-width="0.152cm" svg:stroke-color="#008000" draw:marker-start-width="0.432cm" draw:marker-end-width="0.432cm" svg:stroke-opacity="50%" draw:fill="none" draw:textarea-vertical-align="middle" fo:padding-top="0.2cm" fo:padding-bottom="0.2cm" fo:padding-left="0.325cm" fo:padding-right="0.325cm"/>
    </style:style>
    <style:style style:name="gr14" style:family="graphic" style:parent-style-name="objectwithoutfill">
      <style:graphic-properties draw:stroke="none" svg:stroke-width="0.102cm" svg:stroke-color="#0000ff" draw:marker-start-width="0.356cm" draw:marker-end-width="0.356cm" svg:stroke-opacity="50%" draw:fill="solid" draw:fill-color="#0000ff" draw:opacity="50%" draw:textarea-vertical-align="middle" fo:padding-top="0.176cm" fo:padding-bottom="0.176cm" fo:padding-left="0.301cm" fo:padding-right="0.301cm" draw:shadow-opacity="50%"/>
    </style:style>
    <style:style style:name="gr15" style:family="graphic" style:parent-style-name="objectwithoutfill">
      <style:graphic-properties draw:stroke="none" draw:fill="solid" draw:fill-color="#ff0000" draw:opacity="50%" draw:textarea-vertical-align="middle" draw:shadow-opacity="50%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3cm"/>
      <style:paragraph-properties style:writing-mode="lr-tb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9" style:family="graphic" style:parent-style-name="standard">
      <style:graphic-properties svg:stroke-width="0.051cm" svg:stroke-color="#000000" draw:marker-start="Arrow" draw:marker-start-width="0.381cm" draw:marker-end="Arrow" draw:marker-end-width="0.381cm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204cm"/>
      <style:paragraph-properties style:writing-mode="lr-tb"/>
    </style:style>
    <style:style style:name="gr21" style:family="graphic" style:parent-style-name="standard">
      <style:graphic-properties draw:stroke="none" draw:fill="solid" draw:fill-color="#000000" draw:opacity="50%" draw:textarea-horizontal-align="justify" draw:textarea-vertical-align="middle" draw:auto-grow-height="false" fo:min-height="0.199cm" fo:min-width="0.295cm" draw:shadow-opacity="50%"/>
    </style:style>
    <style:style style:name="gr22" style:family="graphic" style:parent-style-name="objectwithoutfill">
      <style:graphic-properties draw:stroke="solid" draw:stroke-dash="Dot" svg:stroke-width="0.051cm" svg:stroke-color="#000000" draw:marker-start="Arrow" draw:marker-start-width="0.279cm" draw:marker-end="Arrow" draw:marker-end-width="0.279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24" style:family="graphic" style:parent-style-name="standard">
      <style:graphic-properties draw:stroke="none" draw:fill="solid" draw:fill-color="#00bfff" draw:opacity="50%" draw:textarea-horizontal-align="justify" draw:textarea-vertical-align="middle" draw:auto-grow-height="false" fo:min-height="8.47cm" fo:min-width="13.47cm" draw:shadow-offset-x="0.203cm" draw:shadow-offset-y="0.203cm" draw:shadow-opacity="50%"/>
    </style:style>
    <style:style style:name="gr2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9.181cm" fo:min-width="1.48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09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36cm"/>
      <style:paragraph-properties style:writing-mode="lr-tb"/>
    </style:style>
    <style:style style:name="gr2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445cm" fo:min-width="4.58cm"/>
    </style:style>
    <style:style style:name="gr2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4.265cm" fo:min-width="4.58cm"/>
    </style:style>
    <style:style style:name="gr3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7.37cm" fo:min-width="15.375cm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00bfff" draw:opacity="50%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22pt" style:font-size-asian="18pt" style:font-size-complex="18pt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32pt" style:font-size-asian="26pt" style:font-size-complex="26pt"/>
    </style:style>
    <style:style style:name="P7" style:family="paragraph">
      <loext:graphic-properties draw:fill="solid" draw:fill-color="#0000ff" draw:opacity="50%"/>
      <style:paragraph-properties fo:text-align="center"/>
    </style:style>
    <style:style style:name="P8" style:family="paragraph">
      <loext:graphic-properties draw:fill="solid" draw:fill-color="#ff0000" draw:opacity="50%"/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solid" draw:fill-color="#000000" draw:opacity="50%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Liberation Sans1" fo:font-size="22pt" style:font-name-asian="Liberation Sans1" style:font-size-asian="18pt" style:font-name-complex="Liberation Sans1" style:font-size-complex="18pt"/>
    </style:style>
    <style:style style:name="T2" style:family="text">
      <style:text-properties style:font-name="Liberation Sans1" fo:font-size="32pt" style:font-name-asian="Liberation Sans1" style:font-size-asian="26pt" style:font-name-complex="Liberation Sans1" style:font-size-complex="26pt"/>
    </style:style>
    <style:style style:name="T3" style:family="text">
      <style:text-properties style:text-position="-8% 58%" style:font-name="Liberation Sans1" fo:font-size="22pt" style:font-name-asian="Liberation Sans1" style:font-size-asian="18pt" style:font-name-complex="Liberation Sans1" style:font-size-complex="18pt"/>
    </style:style>
    <style:style style:name="T4" style:family="text">
      <style:text-properties style:text-position="33% 58%" style:font-name="Liberation Sans1" fo:font-size="22pt" style:font-name-asian="Liberation Sans1" style:font-size-asian="18pt" style:font-name-complex="Liberation San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19.555cm" svg:height="2.666cm" draw:transform="skewX (7.14261229681746E-017) rotate (-0.663225115757845) translate (8.109cm 1.176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9.556cm" svg:height="1.778cm" draw:transform="skewX (-0.000523598775598278) rotate (-0.663225115757845) translate (8.655cm 0.47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9.555cm" svg:height="1.778cm" draw:transform="skewX (-0.000523598775598258) rotate (-0.663225115757845) translate (4.889cm 0.90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3" draw:layer="layout" svg:x1="14.221cm" svg:y1="7.677cm" svg:x2="4.833cm" svg:y2="13.165cm">
          <text:p/>
        </draw:line>
        <draw:line draw:style-name="gr4" draw:text-style-name="P3" draw:layer="layout" svg:x1="14.185cm" svg:y1="7.68cm" svg:x2="23.145cm" svg:y2="13.165cm">
          <text:p/>
        </draw:line>
        <draw:g>
          <draw:line draw:style-name="gr5" draw:text-style-name="P3" draw:layer="layout" svg:x1="4.204cm" svg:y1="13.208cm" svg:x2="23.691cm" svg:y2="13.206cm">
            <text:p/>
          </draw:line>
          <draw:line draw:style-name="gr5" draw:text-style-name="P3" draw:layer="layout" svg:x1="4.204cm" svg:y1="13.208cm" svg:x2="1.912cm" svg:y2="15.5cm">
            <text:p/>
          </draw:line>
          <draw:line draw:style-name="gr5" draw:text-style-name="P3" draw:layer="layout" svg:x1="23.691cm" svg:y1="13.232cm" svg:x2="25.962cm" svg:y2="15.5cm">
            <text:p/>
          </draw:line>
          <draw:line draw:style-name="gr5" draw:text-style-name="P3" draw:layer="layout" svg:x1="1.912cm" svg:y1="18.88cm" svg:x2="1.912cm" svg:y2="15.5cm">
            <text:p/>
          </draw:line>
          <draw:line draw:style-name="gr5" draw:text-style-name="P3" draw:layer="layout" svg:x1="25.962cm" svg:y1="18.88cm" svg:x2="25.962cm" svg:y2="15.5cm">
            <text:p/>
          </draw:line>
        </draw:g>
        <draw:line draw:style-name="gr4" draw:text-style-name="P3" draw:layer="layout" svg:x1="21.025cm" svg:y1="7.65cm" svg:x2="6.873cm" svg:y2="7.653cm">
          <text:p/>
        </draw:line>
        <draw:line draw:style-name="gr4" draw:text-style-name="P3" draw:layer="layout" svg:x1="14.221cm" svg:y1="7.693cm" svg:x2="14.221cm" svg:y2="13.165cm">
          <text:p/>
        </draw:line>
        <draw:frame draw:style-name="gr6" draw:text-style-name="P5" draw:layer="layout" svg:width="6.437cm" svg:height="1.193cm" svg:x="10.848cm" svg:y="17.622cm">
          <draw:text-box>
            <text:p text:style-name="P4"><text:span text:style-name="T1">objective 1</text:span></text:p>
          </draw:text-box>
        </draw:frame>
        <draw:line draw:style-name="gr7" draw:text-style-name="P3" draw:layer="layout" svg:x1="9.525cm" svg:y1="3.907cm" svg:x2="20.955cm" svg:y2="13.165cm">
          <text:p/>
        </draw:line>
        <draw:custom-shape draw:style-name="gr8" draw:text-style-name="P2" draw:layer="layout" svg:width="5.08cm" svg:height="3.175cm" svg:x="5.615cm" svg:y="0.6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08cm" svg:height="3.175cm" svg:x="18.415cm" svg:y="13.265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4.968cm" svg:height="3.723cm" svg:x="2.24cm" svg:y="6.668cm">
          <draw:text-box>
            <text:p text:style-name="P4"><text:span text:style-name="T1">traditional image plane</text:span></text:p>
          </draw:text-box>
        </draw:frame>
        <draw:frame draw:style-name="gr10" draw:text-style-name="P5" draw:layer="layout" svg:width="7.74cm" svg:height="2.855cm" svg:x="9.84cm" svg:y="2.469cm">
          <draw:text-box>
            <text:p text:style-name="P4"><text:span text:style-name="T1">tilted image plane (light-sheet)</text:span></text:p>
          </draw:text-box>
        </draw:frame>
        <draw:g>
          <draw:line draw:style-name="gr7" draw:text-style-name="P3" draw:layer="layout" svg:x1="23.16cm" svg:y1="14.884cm" svg:x2="19.749cm" svg:y2="14.884cm">
            <text:p/>
          </draw:line>
          <draw:line draw:style-name="gr7" draw:text-style-name="P3" draw:layer="layout" svg:x1="19.741cm" svg:y1="14.37cm" svg:x2="19.741cm" svg:y2="14.884cm">
            <text:p/>
          </draw:line>
          <draw:line draw:style-name="gr7" draw:text-style-name="P3" draw:layer="layout" svg:x1="23.16cm" svg:y1="14.37cm" svg:x2="23.16cm" svg:y2="14.827cm">
            <text:p/>
          </draw:line>
        </draw:g>
        <draw:frame draw:style-name="gr11" draw:text-style-name="P5" draw:layer="layout" svg:width="4.968cm" svg:height="1.406cm" svg:x="19.14cm" svg:y="14.969cm">
          <draw:text-box>
            <text:p text:style-name="P4"><text:span text:style-name="T1">excitation</text:span></text:p>
          </draw:text-box>
        </draw:frame>
        <draw:frame draw:style-name="gr12" draw:text-style-name="P6" draw:layer="layout" svg:width="2.192cm" svg:height="1.673cm" svg:x="20.328cm" svg:y="13.365cm">
          <draw:text-box>
            <text:p text:style-name="P4"><text:span text:style-name="T2">?</text:span></text:p>
          </draw:text-box>
        </draw:frame>
        <draw:g>
          <draw:path draw:style-name="gr13" draw:text-style-name="P3" draw:layer="layout" svg:width="10.995cm" svg:height="6.236cm" draw:transform="rotate (-0.463733982254894) translate (10.323819859516cm 3.51208606413594cm)" svg:viewBox="0 0 10996 6237" svg:d="M1213 5630c330-13 419-35 739-116 250-63 496-152 721-280 240-136 426-354 666-495 254-149 384-387 699-430 242-34 405-119 743-22 286 82 559-250 753-484 190-229 451-363 721-441 288-83 535-231 849-183 299 45 597-81 850-237 327-203 699-344 989-602 202-180 402-368 646-484 258-123 476-305 656-517 175-206 456-205 688-344 196-118-98-629-462-387-214 141-467 212-721 226-287 16-569 65-861 0-335-75-483-419-818-452-350-35-682-146-999-279-287-121-602-144-872-22-233 106-447 201-678 366-293 209-678-28-1011-86-316-55-541 134-785 259-234 118-415 322-613 494-195 169-447 254-678 366-243 118-507 207-710 409-209 208-363 481-333 785 26 265 152 494 118 775-38 318-149 618-311 881-148 238-314 477-538 646-253 190-396 468-592 699-185 218 25 748 356 495l236-119 205-129 118-247z">
            <text:p/>
          </draw:path>
          <draw:path draw:style-name="gr14" draw:text-style-name="P7" draw:layer="layout" svg:width="2.198cm" svg:height="1.568cm" draw:transform="rotate (-3.14159265358979) translate (12.8942922871294cm 8.62786568532483cm)" svg:viewBox="0 0 2199 1569" svg:d="M1159 1472c270 21 509-116 770-144 299-32 244-369 269-650 25-283-378-480-635-605-245-119-365 19-635 0-264-19-367-154-635 0-239 137-313 82-289 389 20 253-51 553 169 746 215 187 480 340 770 361l240-97z">
            <text:p/>
          </draw:path>
          <draw:path draw:style-name="gr15" draw:text-style-name="P8" draw:layer="layout" svg:width="1.037cm" svg:height="1.078cm" draw:transform="rotate (-1.36938533111475) translate (17.537731334794cm 7.98566645212597cm)" svg:viewBox="0 0 1038 1079" svg:d="M28 1053c347 131 463-264 611-466 83-113 743-733 162-555-257 78-231 492-432 673l-307 182-62 184z">
            <text:p/>
          </draw:path>
          <draw:path draw:style-name="gr15" draw:text-style-name="P8" draw:layer="layout" svg:width="1.037cm" svg:height="1.078cm" draw:transform="rotate (-1.36938533111475) translate (10.637731334794cm 7.98666645212597cm)" svg:viewBox="0 0 1038 1079" svg:d="M28 1053c347 131 463-264 611-466 83-113 743-733 162-555-257 78-231 492-432 673l-307 182-62 184z">
            <text:p/>
          </draw:path>
          <draw:path draw:style-name="gr15" draw:text-style-name="P8" draw:layer="layout" svg:width="1.037cm" svg:height="1.078cm" draw:transform="rotate (-1.36938533111475) translate (14.337731334794cm 5.78566645212597cm)" svg:viewBox="0 0 1038 1079" svg:d="M28 1053c347 131 463-264 611-466 83-113 743-733 162-555-257 78-231 492-432 673l-307 182-62 184z">
            <text:p/>
          </draw:path>
        </draw:g>
        <draw:frame draw:style-name="gr16" draw:text-style-name="P5" draw:layer="layout" svg:width="3.956cm" svg:height="1.38cm" svg:x="14.94cm" svg:y="5.07cm">
          <draw:text-box>
            <text:p text:style-name="P4"><text:span text:style-name="T1">sample</text:span></text:p>
          </draw:text-box>
        </draw:frame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>
          <draw:custom-shape draw:style-name="gr1" draw:text-style-name="P1" draw:layer="layout" svg:width="19.555cm" svg:height="2.666cm" draw:transform="skewX (7.14261229681746E-017) rotate (-0.663225115757845) translate (8.109cm 1.176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9.556cm" svg:height="1.778cm" draw:transform="skewX (-0.000523598775598278) rotate (-0.663225115757845) translate (8.655cm 0.47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9.555cm" svg:height="1.778cm" draw:transform="skewX (-0.000523598775598258) rotate (-0.663225115757845) translate (4.889cm 0.90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3" draw:layer="layout" svg:x1="14.221cm" svg:y1="7.677cm" svg:x2="4.833cm" svg:y2="13.165cm">
          <text:p/>
        </draw:line>
        <draw:line draw:style-name="gr4" draw:text-style-name="P3" draw:layer="layout" svg:x1="14.185cm" svg:y1="7.68cm" svg:x2="23.145cm" svg:y2="13.165cm">
          <text:p/>
        </draw:line>
        <draw:g>
          <draw:line draw:style-name="gr5" draw:text-style-name="P3" draw:layer="layout" svg:x1="4.204cm" svg:y1="13.208cm" svg:x2="23.691cm" svg:y2="13.206cm">
            <text:p/>
          </draw:line>
          <draw:line draw:style-name="gr5" draw:text-style-name="P3" draw:layer="layout" svg:x1="4.204cm" svg:y1="13.208cm" svg:x2="1.912cm" svg:y2="15.5cm">
            <text:p/>
          </draw:line>
          <draw:line draw:style-name="gr5" draw:text-style-name="P3" draw:layer="layout" svg:x1="23.691cm" svg:y1="13.232cm" svg:x2="25.962cm" svg:y2="15.5cm">
            <text:p/>
          </draw:line>
          <draw:line draw:style-name="gr5" draw:text-style-name="P3" draw:layer="layout" svg:x1="1.912cm" svg:y1="18.88cm" svg:x2="1.912cm" svg:y2="15.5cm">
            <text:p/>
          </draw:line>
          <draw:line draw:style-name="gr5" draw:text-style-name="P3" draw:layer="layout" svg:x1="25.962cm" svg:y1="18.88cm" svg:x2="25.962cm" svg:y2="15.5cm">
            <text:p/>
          </draw:line>
        </draw:g>
        <draw:line draw:style-name="gr4" draw:text-style-name="P3" draw:layer="layout" svg:x1="21.025cm" svg:y1="7.65cm" svg:x2="6.873cm" svg:y2="7.653cm">
          <text:p/>
        </draw:line>
        <draw:line draw:style-name="gr4" draw:text-style-name="P3" draw:layer="layout" svg:x1="14.221cm" svg:y1="7.693cm" svg:x2="14.221cm" svg:y2="13.165cm">
          <text:p/>
        </draw:line>
        <draw:frame draw:style-name="gr6" draw:text-style-name="P5" draw:layer="layout" svg:width="6.437cm" svg:height="1.193cm" svg:x="10.848cm" svg:y="17.622cm">
          <draw:text-box>
            <text:p text:style-name="P4"><text:span text:style-name="T1">objective 1</text:span></text:p>
          </draw:text-box>
        </draw:frame>
        <draw:line draw:style-name="gr7" draw:text-style-name="P3" draw:layer="layout" svg:x1="9.525cm" svg:y1="3.907cm" svg:x2="20.955cm" svg:y2="13.165cm">
          <text:p/>
        </draw:line>
        <draw:custom-shape draw:style-name="gr8" draw:text-style-name="P2" draw:layer="layout" svg:width="5.08cm" svg:height="3.175cm" svg:x="5.615cm" svg:y="0.6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08cm" svg:height="3.175cm" svg:x="18.415cm" svg:y="13.265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4.968cm" svg:height="3.723cm" svg:x="2.24cm" svg:y="6.668cm">
          <draw:text-box>
            <text:p text:style-name="P4"><text:span text:style-name="T1">traditional image plane</text:span></text:p>
          </draw:text-box>
        </draw:frame>
        <draw:frame draw:style-name="gr10" draw:text-style-name="P5" draw:layer="layout" svg:width="7.74cm" svg:height="2.855cm" svg:x="9.84cm" svg:y="2.469cm">
          <draw:text-box>
            <text:p text:style-name="P4"><text:span text:style-name="T1">tilted image plane (light-sheet)</text:span></text:p>
          </draw:text-box>
        </draw:frame>
        <draw:g>
          <draw:line draw:style-name="gr7" draw:text-style-name="P3" draw:layer="layout" svg:x1="20.952cm" svg:y1="14.184cm" svg:x2="14.255cm" svg:y2="14.184cm">
            <text:p/>
          </draw:line>
          <draw:line draw:style-name="gr7" draw:text-style-name="P3" draw:layer="layout" svg:x1="14.24cm" svg:y1="13.67cm" svg:x2="14.24cm" svg:y2="14.184cm">
            <text:p/>
          </draw:line>
          <draw:line draw:style-name="gr7" draw:text-style-name="P3" draw:layer="layout" svg:x1="20.955cm" svg:y1="13.67cm" svg:x2="20.955cm" svg:y2="14.127cm">
            <text:p/>
          </draw:line>
        </draw:g>
        <draw:frame draw:style-name="gr11" draw:text-style-name="P5" draw:layer="layout" svg:width="4.968cm" svg:height="1.406cm" svg:x="14.84cm" svg:y="14.269cm">
          <draw:text-box>
            <text:p text:style-name="P4"><text:span text:style-name="T1">emission</text:span></text:p>
          </draw:text-box>
        </draw:frame>
        <draw:g>
          <draw:line draw:style-name="gr7" draw:text-style-name="P3" draw:layer="layout" svg:x1="23.16cm" svg:y1="14.884cm" svg:x2="19.749cm" svg:y2="14.884cm">
            <text:p/>
          </draw:line>
          <draw:line draw:style-name="gr7" draw:text-style-name="P3" draw:layer="layout" svg:x1="19.741cm" svg:y1="14.37cm" svg:x2="19.741cm" svg:y2="14.884cm">
            <text:p/>
          </draw:line>
          <draw:line draw:style-name="gr7" draw:text-style-name="P3" draw:layer="layout" svg:x1="23.16cm" svg:y1="14.37cm" svg:x2="23.16cm" svg:y2="14.827cm">
            <text:p/>
          </draw:line>
        </draw:g>
        <draw:frame draw:style-name="gr11" draw:text-style-name="P5" draw:layer="layout" svg:width="4.968cm" svg:height="1.406cm" svg:x="19.14cm" svg:y="14.969cm">
          <draw:text-box>
            <text:p text:style-name="P4"><text:span text:style-name="T1">excitation</text:span></text:p>
          </draw:text-box>
        </draw:frame>
        <draw:path draw:style-name="gr5" draw:text-style-name="P3" draw:layer="layout" svg:width="2.681cm" svg:height="1.557cm" draw:transform="skewX (-0.00645771823237899) rotate (-2.0943951023932) translate (17.1528142698589cm 9.60544449870319cm)" svg:viewBox="0 0 2682 1558" svg:d="M0 0c1917-1 2682 1558 2682 1558">
          <text:p/>
        </draw:path>
        <draw:frame draw:style-name="gr18" draw:text-style-name="P5" draw:layer="layout" svg:width="1.905cm" svg:height="1.27cm" svg:x="14.347cm" svg:y="9.458cm">
          <draw:text-box>
            <text:p text:style-name="P4"><text:span text:style-name="T1">θ</text:span><text:span text:style-name="T3">1</text:span></text:p>
          </draw:text-box>
        </draw:frame>
        <draw:path draw:style-name="gr5" draw:text-style-name="P3" draw:layer="layout" svg:width="2.681cm" svg:height="1.557cm" draw:transform="skewX (-0.00645771823237902) rotate (-1.50098315671512) translate (19.5910138300126cm 7.8843578267483cm)" svg:viewBox="0 0 2682 1558" svg:d="M0 0c1917-1 2682 1558 2682 1558">
          <text:p/>
        </draw:path>
        <draw:frame draw:style-name="gr18" draw:text-style-name="P5" draw:layer="layout" svg:width="1.905cm" svg:height="1.27cm" svg:x="17.447cm" svg:y="8.345cm">
          <draw:text-box>
            <text:p text:style-name="P4"><text:span text:style-name="T1">θ</text:span><text:span text:style-name="T3">t</text:span></text:p>
          </draw:text-box>
        </draw:frame>
        <draw:path draw:style-name="gr5" draw:text-style-name="P3" draw:layer="layout" svg:width="0.585cm" svg:height="0.344cm" draw:transform="skewX (-0.00453785605518525) rotate (-1.62315620435473) translate (20.2498552673002cm 11.5183400831924cm)" svg:viewBox="0 0 586 345" svg:d="M0 0c418 0 586 345 586 345">
          <text:p/>
        </draw:path>
        <draw:frame draw:style-name="gr18" draw:text-style-name="P5" draw:layer="layout" svg:width="1.905cm" svg:height="1.27cm" svg:x="19.835cm" svg:y="10.358cm">
          <draw:text-box>
            <text:p text:style-name="P4"><text:span text:style-name="T1">θ</text:span><text:span text:style-name="T3">x</text:span></text:p>
          </draw:text-box>
        </draw:frame>
        <draw:g>
          <draw:path draw:style-name="gr13" draw:text-style-name="P3" draw:layer="layout" svg:width="10.995cm" svg:height="6.236cm" draw:transform="rotate (-0.463733982254894) translate (10.323819859516cm 3.51208606413594cm)" svg:viewBox="0 0 10996 6237" svg:d="M1213 5630c330-13 419-35 739-116 250-63 496-152 721-280 240-136 426-354 666-495 254-149 384-387 699-430 242-34 405-119 743-22 286 82 559-250 753-484 190-229 451-363 721-441 288-83 535-231 849-183 299 45 597-81 850-237 327-203 699-344 989-602 202-180 402-368 646-484 258-123 476-305 656-517 175-206 456-205 688-344 196-118-98-629-462-387-214 141-467 212-721 226-287 16-569 65-861 0-335-75-483-419-818-452-350-35-682-146-999-279-287-121-602-144-872-22-233 106-447 201-678 366-293 209-678-28-1011-86-316-55-541 134-785 259-234 118-415 322-613 494-195 169-447 254-678 366-243 118-507 207-710 409-209 208-363 481-333 785 26 265 152 494 118 775-38 318-149 618-311 881-148 238-314 477-538 646-253 190-396 468-592 699-185 218 25 748 356 495l236-119 205-129 118-247z">
            <text:p/>
          </draw:path>
          <draw:path draw:style-name="gr14" draw:text-style-name="P7" draw:layer="layout" svg:width="2.198cm" svg:height="1.568cm" draw:transform="rotate (-3.14159265358979) translate (12.8942922871294cm 8.62786568532483cm)" svg:viewBox="0 0 2199 1569" svg:d="M1159 1472c270 21 509-116 770-144 299-32 244-369 269-650 25-283-378-480-635-605-245-119-365 19-635 0-264-19-367-154-635 0-239 137-313 82-289 389 20 253-51 553 169 746 215 187 480 340 770 361l240-97z">
            <text:p/>
          </draw:path>
          <draw:path draw:style-name="gr15" draw:text-style-name="P8" draw:layer="layout" svg:width="1.037cm" svg:height="1.078cm" draw:transform="rotate (-1.36938533111475) translate (17.537731334794cm 7.98566645212597cm)" svg:viewBox="0 0 1038 1079" svg:d="M28 1053c347 131 463-264 611-466 83-113 743-733 162-555-257 78-231 492-432 673l-307 182-62 184z">
            <text:p/>
          </draw:path>
          <draw:path draw:style-name="gr15" draw:text-style-name="P8" draw:layer="layout" svg:width="1.037cm" svg:height="1.078cm" draw:transform="rotate (-1.36938533111475) translate (10.637731334794cm 7.98666645212597cm)" svg:viewBox="0 0 1038 1079" svg:d="M28 1053c347 131 463-264 611-466 83-113 743-733 162-555-257 78-231 492-432 673l-307 182-62 184z">
            <text:p/>
          </draw:path>
          <draw:path draw:style-name="gr15" draw:text-style-name="P8" draw:layer="layout" svg:width="1.037cm" svg:height="1.078cm" draw:transform="rotate (-1.36938533111475) translate (14.337731334794cm 5.78566645212597cm)" svg:viewBox="0 0 1038 1079" svg:d="M28 1053c347 131 463-264 611-466 83-113 743-733 162-555-257 78-231 492-432 673l-307 182-62 184z">
            <text:p/>
          </draw:path>
        </draw:g>
        <draw:path draw:style-name="gr5" draw:text-style-name="P3" draw:layer="layout" svg:width="3.263cm" svg:height="1.886cm" draw:transform="skewX (-0.00191986217719376) rotate (-2.11307012538954) translate (17.7284043353063cm 10.8248997819892cm)" svg:viewBox="0 0 3264 1887" svg:d="M0 0c2333-3 3264 1887 3264 1887">
          <text:p/>
        </draw:path>
        <draw:frame draw:style-name="gr18" draw:text-style-name="P5" draw:layer="layout" svg:width="1.905cm" svg:height="1.27cm" svg:x="15.235cm" svg:y="11.045cm">
          <draw:text-box>
            <text:p text:style-name="P4"><text:span text:style-name="T1">θ</text:span><text:span text:style-name="T3">e</text:span></text:p>
          </draw:text-box>
        </draw:frame>
        <draw:frame draw:style-name="gr16" draw:text-style-name="P5" draw:layer="layout" svg:width="3.956cm" svg:height="1.38cm" svg:x="14.94cm" svg:y="5.07cm">
          <draw:text-box>
            <text:p text:style-name="P4"><text:span text:style-name="T1">sample</text:span></text:p>
          </draw:text-box>
        </draw:frame>
        <presentation:notes draw:style-name="dp2">
          <draw:page-thumbnail draw:style-name="gr17" draw:layer="layout" svg:width="18.624cm" svg:height="10.476cm" svg:x="1.482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g>
          <draw:custom-shape draw:style-name="gr1" draw:text-style-name="P1" draw:layer="layout" svg:width="19.555cm" svg:height="2.666cm" draw:transform="skewX (7.14261229681746E-017) rotate (-0.663225115757845) translate (8.109cm 1.176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9.556cm" svg:height="1.778cm" draw:transform="skewX (-0.000523598775598278) rotate (-0.663225115757845) translate (8.655cm 0.47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9.555cm" svg:height="1.778cm" draw:transform="skewX (-0.000523598775598258) rotate (-0.663225115757845) translate (4.889cm 0.90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3" draw:layer="layout" svg:x1="14.221cm" svg:y1="7.677cm" svg:x2="4.833cm" svg:y2="13.165cm">
          <text:p/>
        </draw:line>
        <draw:line draw:style-name="gr4" draw:text-style-name="P3" draw:layer="layout" svg:x1="14.185cm" svg:y1="7.68cm" svg:x2="23.145cm" svg:y2="13.165cm">
          <text:p/>
        </draw:line>
        <draw:g>
          <draw:line draw:style-name="gr5" draw:text-style-name="P3" draw:layer="layout" svg:x1="4.204cm" svg:y1="13.208cm" svg:x2="23.691cm" svg:y2="13.206cm">
            <text:p/>
          </draw:line>
          <draw:line draw:style-name="gr5" draw:text-style-name="P3" draw:layer="layout" svg:x1="4.204cm" svg:y1="13.208cm" svg:x2="1.912cm" svg:y2="15.5cm">
            <text:p/>
          </draw:line>
          <draw:line draw:style-name="gr5" draw:text-style-name="P3" draw:layer="layout" svg:x1="23.691cm" svg:y1="13.232cm" svg:x2="25.962cm" svg:y2="15.5cm">
            <text:p/>
          </draw:line>
          <draw:line draw:style-name="gr5" draw:text-style-name="P3" draw:layer="layout" svg:x1="1.912cm" svg:y1="18.88cm" svg:x2="1.912cm" svg:y2="15.5cm">
            <text:p/>
          </draw:line>
          <draw:line draw:style-name="gr5" draw:text-style-name="P3" draw:layer="layout" svg:x1="25.962cm" svg:y1="18.88cm" svg:x2="25.962cm" svg:y2="15.5cm">
            <text:p/>
          </draw:line>
        </draw:g>
        <draw:line draw:style-name="gr4" draw:text-style-name="P3" draw:layer="layout" svg:x1="21.025cm" svg:y1="7.65cm" svg:x2="6.873cm" svg:y2="7.653cm">
          <text:p/>
        </draw:line>
        <draw:line draw:style-name="gr4" draw:text-style-name="P3" draw:layer="layout" svg:x1="14.221cm" svg:y1="7.693cm" svg:x2="14.221cm" svg:y2="13.165cm">
          <text:p/>
        </draw:line>
        <draw:frame draw:style-name="gr6" draw:text-style-name="P5" draw:layer="layout" svg:width="6.437cm" svg:height="1.193cm" svg:x="10.848cm" svg:y="17.622cm">
          <draw:text-box>
            <text:p text:style-name="P4"><text:span text:style-name="T1">objective 1</text:span></text:p>
          </draw:text-box>
        </draw:frame>
        <draw:line draw:style-name="gr7" draw:text-style-name="P3" draw:layer="layout" svg:x1="9.525cm" svg:y1="3.907cm" svg:x2="20.955cm" svg:y2="13.165cm">
          <text:p/>
        </draw:line>
        <draw:custom-shape draw:style-name="gr8" draw:text-style-name="P2" draw:layer="layout" svg:width="5.08cm" svg:height="3.175cm" svg:x="5.615cm" svg:y="0.6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08cm" svg:height="3.175cm" svg:x="18.415cm" svg:y="13.265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4.968cm" svg:height="3.723cm" svg:x="2.24cm" svg:y="6.668cm">
          <draw:text-box>
            <text:p text:style-name="P4"><text:span text:style-name="T1">traditional image plane</text:span></text:p>
          </draw:text-box>
        </draw:frame>
        <draw:frame draw:style-name="gr10" draw:text-style-name="P5" draw:layer="layout" svg:width="7.74cm" svg:height="2.855cm" svg:x="9.84cm" svg:y="2.469cm">
          <draw:text-box>
            <text:p text:style-name="P4"><text:span text:style-name="T1">tilted image plane (light-sheet)</text:span></text:p>
          </draw:text-box>
        </draw:frame>
        <draw:g>
          <draw:line draw:style-name="gr7" draw:text-style-name="P3" draw:layer="layout" svg:x1="20.952cm" svg:y1="14.184cm" svg:x2="14.255cm" svg:y2="14.184cm">
            <text:p/>
          </draw:line>
          <draw:line draw:style-name="gr7" draw:text-style-name="P3" draw:layer="layout" svg:x1="14.24cm" svg:y1="13.67cm" svg:x2="14.24cm" svg:y2="14.184cm">
            <text:p/>
          </draw:line>
          <draw:line draw:style-name="gr7" draw:text-style-name="P3" draw:layer="layout" svg:x1="20.955cm" svg:y1="13.67cm" svg:x2="20.955cm" svg:y2="14.127cm">
            <text:p/>
          </draw:line>
        </draw:g>
        <draw:frame draw:style-name="gr11" draw:text-style-name="P5" draw:layer="layout" svg:width="4.968cm" svg:height="1.406cm" svg:x="14.84cm" svg:y="14.269cm">
          <draw:text-box>
            <text:p text:style-name="P4"><text:span text:style-name="T1">emission</text:span></text:p>
          </draw:text-box>
        </draw:frame>
        <draw:g>
          <draw:line draw:style-name="gr7" draw:text-style-name="P3" draw:layer="layout" svg:x1="23.16cm" svg:y1="14.884cm" svg:x2="19.749cm" svg:y2="14.884cm">
            <text:p/>
          </draw:line>
          <draw:line draw:style-name="gr7" draw:text-style-name="P3" draw:layer="layout" svg:x1="19.741cm" svg:y1="14.37cm" svg:x2="19.741cm" svg:y2="14.884cm">
            <text:p/>
          </draw:line>
          <draw:line draw:style-name="gr7" draw:text-style-name="P3" draw:layer="layout" svg:x1="23.16cm" svg:y1="14.37cm" svg:x2="23.16cm" svg:y2="14.827cm">
            <text:p/>
          </draw:line>
        </draw:g>
        <draw:frame draw:style-name="gr11" draw:text-style-name="P5" draw:layer="layout" svg:width="4.968cm" svg:height="1.406cm" svg:x="19.14cm" svg:y="14.969cm">
          <draw:text-box>
            <text:p text:style-name="P4"><text:span text:style-name="T1">excitation</text:span></text:p>
          </draw:text-box>
        </draw:frame>
        <draw:line draw:style-name="gr19" draw:text-style-name="P4" draw:layer="layout" svg:x1="13.753cm" svg:y1="8.167cm" svg:x2="14.605cm" svg:y2="7.224cm">
          <text:p/>
        </draw:line>
        <draw:frame draw:style-name="gr20" draw:text-style-name="P5" draw:layer="layout" svg:width="1.917cm" svg:height="1.454cm" svg:x="14.445cm" svg:y="6.403cm">
          <draw:text-box>
            <text:p text:style-name="P4"><text:span text:style-name="T1">2w</text:span><text:span text:style-name="T3">0</text:span></text:p>
          </draw:text-box>
        </draw:frame>
        <draw:path draw:style-name="gr5" draw:text-style-name="P3" draw:layer="layout" svg:width="2.681cm" svg:height="1.557cm" draw:transform="skewX (-0.00645771823237899) rotate (-2.0943951023932) translate (17.1528142698589cm 9.60544449870319cm)" svg:viewBox="0 0 2682 1558" svg:d="M0 0c1917-1 2682 1558 2682 1558">
          <text:p/>
        </draw:path>
        <draw:frame draw:style-name="gr18" draw:text-style-name="P5" draw:layer="layout" svg:width="1.905cm" svg:height="1.27cm" svg:x="14.347cm" svg:y="9.458cm">
          <draw:text-box>
            <text:p text:style-name="P4"><text:span text:style-name="T1">θ</text:span><text:span text:style-name="T3">1</text:span></text:p>
          </draw:text-box>
        </draw:frame>
        <draw:path draw:style-name="gr5" draw:text-style-name="P3" draw:layer="layout" svg:width="2.681cm" svg:height="1.557cm" draw:transform="skewX (-0.00645771823237902) rotate (-1.50098315671512) translate (19.5910138300126cm 7.8843578267483cm)" svg:viewBox="0 0 2682 1558" svg:d="M0 0c1917-1 2682 1558 2682 1558">
          <text:p/>
        </draw:path>
        <draw:frame draw:style-name="gr18" draw:text-style-name="P5" draw:layer="layout" svg:width="1.905cm" svg:height="1.27cm" svg:x="17.447cm" svg:y="8.345cm">
          <draw:text-box>
            <text:p text:style-name="P4"><text:span text:style-name="T1">θ</text:span><text:span text:style-name="T3">t</text:span></text:p>
          </draw:text-box>
        </draw:frame>
        <draw:path draw:style-name="gr5" draw:text-style-name="P3" draw:layer="layout" svg:width="0.585cm" svg:height="0.344cm" draw:transform="skewX (-0.00453785605518525) rotate (-1.62315620435473) translate (20.2498552673002cm 11.5183400831924cm)" svg:viewBox="0 0 586 345" svg:d="M0 0c418 0 586 345 586 345">
          <text:p/>
        </draw:path>
        <draw:frame draw:style-name="gr18" draw:text-style-name="P5" draw:layer="layout" svg:width="1.905cm" svg:height="1.27cm" svg:x="19.835cm" svg:y="10.358cm">
          <draw:text-box>
            <text:p text:style-name="P4"><text:span text:style-name="T1">θ</text:span><text:span text:style-name="T3">x</text:span></text:p>
          </draw:text-box>
        </draw:frame>
        <draw:g>
          <draw:path draw:style-name="gr13" draw:text-style-name="P3" draw:layer="layout" svg:width="10.995cm" svg:height="6.236cm" draw:transform="rotate (-0.463733982254894) translate (10.323819859516cm 3.51208606413594cm)" svg:viewBox="0 0 10996 6237" svg:d="M1213 5630c330-13 419-35 739-116 250-63 496-152 721-280 240-136 426-354 666-495 254-149 384-387 699-430 242-34 405-119 743-22 286 82 559-250 753-484 190-229 451-363 721-441 288-83 535-231 849-183 299 45 597-81 850-237 327-203 699-344 989-602 202-180 402-368 646-484 258-123 476-305 656-517 175-206 456-205 688-344 196-118-98-629-462-387-214 141-467 212-721 226-287 16-569 65-861 0-335-75-483-419-818-452-350-35-682-146-999-279-287-121-602-144-872-22-233 106-447 201-678 366-293 209-678-28-1011-86-316-55-541 134-785 259-234 118-415 322-613 494-195 169-447 254-678 366-243 118-507 207-710 409-209 208-363 481-333 785 26 265 152 494 118 775-38 318-149 618-311 881-148 238-314 477-538 646-253 190-396 468-592 699-185 218 25 748 356 495l236-119 205-129 118-247z">
            <text:p/>
          </draw:path>
          <draw:path draw:style-name="gr14" draw:text-style-name="P7" draw:layer="layout" svg:width="2.198cm" svg:height="1.568cm" draw:transform="rotate (-3.14159265358979) translate (12.8942922871294cm 8.62786568532483cm)" svg:viewBox="0 0 2199 1569" svg:d="M1159 1472c270 21 509-116 770-144 299-32 244-369 269-650 25-283-378-480-635-605-245-119-365 19-635 0-264-19-367-154-635 0-239 137-313 82-289 389 20 253-51 553 169 746 215 187 480 340 770 361l240-97z">
            <text:p/>
          </draw:path>
          <draw:path draw:style-name="gr15" draw:text-style-name="P8" draw:layer="layout" svg:width="1.037cm" svg:height="1.078cm" draw:transform="rotate (-1.36938533111475) translate (17.537731334794cm 7.98566645212597cm)" svg:viewBox="0 0 1038 1079" svg:d="M28 1053c347 131 463-264 611-466 83-113 743-733 162-555-257 78-231 492-432 673l-307 182-62 184z">
            <text:p/>
          </draw:path>
          <draw:path draw:style-name="gr15" draw:text-style-name="P8" draw:layer="layout" svg:width="1.037cm" svg:height="1.078cm" draw:transform="rotate (-1.36938533111475) translate (10.637731334794cm 7.98666645212597cm)" svg:viewBox="0 0 1038 1079" svg:d="M28 1053c347 131 463-264 611-466 83-113 743-733 162-555-257 78-231 492-432 673l-307 182-62 184z">
            <text:p/>
          </draw:path>
          <draw:path draw:style-name="gr15" draw:text-style-name="P8" draw:layer="layout" svg:width="1.037cm" svg:height="1.078cm" draw:transform="rotate (-1.36938533111475) translate (14.337731334794cm 5.78566645212597cm)" svg:viewBox="0 0 1038 1079" svg:d="M28 1053c347 131 463-264 611-466 83-113 743-733 162-555-257 78-231 492-432 673l-307 182-62 184z">
            <text:p/>
          </draw:path>
        </draw:g>
        <draw:path draw:style-name="gr5" draw:text-style-name="P3" draw:layer="layout" svg:width="3.263cm" svg:height="1.886cm" draw:transform="skewX (-0.00191986217719376) rotate (-2.11307012538954) translate (17.7284043353063cm 10.8248997819892cm)" svg:viewBox="0 0 3264 1887" svg:d="M0 0c2333-3 3264 1887 3264 1887">
          <text:p/>
        </draw:path>
        <draw:frame draw:style-name="gr18" draw:text-style-name="P5" draw:layer="layout" svg:width="1.905cm" svg:height="1.27cm" svg:x="15.235cm" svg:y="11.045cm">
          <draw:text-box>
            <text:p text:style-name="P4"><text:span text:style-name="T1">θ</text:span><text:span text:style-name="T3">e</text:span></text:p>
          </draw:text-box>
        </draw:frame>
        <draw:custom-shape draw:style-name="gr21" draw:text-style-name="P10" draw:layer="layout" svg:width="1.123cm" svg:height="0.635cm" draw:transform="rotate (1.5707963267949) translate (13.87cm 8.1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4" draw:layer="layout" svg:x1="13.535cm" svg:y1="6.985cm" svg:x2="13.535cm" svg:y2="8.282cm">
          <text:p/>
        </draw:line>
        <draw:frame draw:style-name="gr20" draw:text-style-name="P5" draw:layer="layout" svg:width="1.917cm" svg:height="1.454cm" svg:x="12.646cm" svg:y="8.103cm">
          <draw:text-box>
            <text:p text:style-name="P4"><text:span text:style-name="T1">2z</text:span><text:span text:style-name="T3">0</text:span></text:p>
          </draw:text-box>
        </draw:frame>
        <draw:frame draw:style-name="gr16" draw:text-style-name="P5" draw:layer="layout" svg:width="3.956cm" svg:height="1.38cm" svg:x="14.94cm" svg:y="5.07cm">
          <draw:text-box>
            <text:p text:style-name="P4"><text:span text:style-name="T1">sample</text:span></text:p>
          </draw:text-box>
        </draw:frame>
        <presentation:notes draw:style-name="dp2">
          <draw:page-thumbnail draw:style-name="gr17" draw:layer="layout" svg:width="18.624cm" svg:height="10.476cm" svg:x="1.482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g>
          <draw:custom-shape draw:style-name="gr1" draw:text-style-name="P1" draw:layer="layout" svg:width="19.555cm" svg:height="2.666cm" draw:transform="skewX (7.14261229681746E-017) rotate (-0.663225115757845) translate (8.109cm 1.176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9.556cm" svg:height="1.778cm" draw:transform="skewX (-0.000523598775598278) rotate (-0.663225115757845) translate (8.655cm 0.47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9.555cm" svg:height="1.778cm" draw:transform="skewX (-0.000523598775598258) rotate (-0.663225115757845) translate (4.889cm 0.90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3" draw:layer="layout" svg:x1="14.221cm" svg:y1="7.677cm" svg:x2="4.833cm" svg:y2="13.165cm">
          <text:p/>
        </draw:line>
        <draw:line draw:style-name="gr4" draw:text-style-name="P3" draw:layer="layout" svg:x1="14.185cm" svg:y1="7.68cm" svg:x2="23.145cm" svg:y2="13.165cm">
          <text:p/>
        </draw:line>
        <draw:g>
          <draw:line draw:style-name="gr5" draw:text-style-name="P3" draw:layer="layout" svg:x1="4.204cm" svg:y1="13.208cm" svg:x2="23.691cm" svg:y2="13.206cm">
            <text:p/>
          </draw:line>
          <draw:line draw:style-name="gr5" draw:text-style-name="P3" draw:layer="layout" svg:x1="4.204cm" svg:y1="13.208cm" svg:x2="1.912cm" svg:y2="15.5cm">
            <text:p/>
          </draw:line>
          <draw:line draw:style-name="gr5" draw:text-style-name="P3" draw:layer="layout" svg:x1="23.691cm" svg:y1="13.232cm" svg:x2="25.962cm" svg:y2="15.5cm">
            <text:p/>
          </draw:line>
          <draw:line draw:style-name="gr5" draw:text-style-name="P3" draw:layer="layout" svg:x1="1.912cm" svg:y1="18.88cm" svg:x2="1.912cm" svg:y2="15.5cm">
            <text:p/>
          </draw:line>
          <draw:line draw:style-name="gr5" draw:text-style-name="P3" draw:layer="layout" svg:x1="25.962cm" svg:y1="18.88cm" svg:x2="25.962cm" svg:y2="15.5cm">
            <text:p/>
          </draw:line>
        </draw:g>
        <draw:line draw:style-name="gr4" draw:text-style-name="P3" draw:layer="layout" svg:x1="21.025cm" svg:y1="7.65cm" svg:x2="6.873cm" svg:y2="7.653cm">
          <text:p/>
        </draw:line>
        <draw:line draw:style-name="gr4" draw:text-style-name="P3" draw:layer="layout" svg:x1="14.221cm" svg:y1="7.693cm" svg:x2="14.221cm" svg:y2="13.165cm">
          <text:p/>
        </draw:line>
        <draw:frame draw:style-name="gr6" draw:text-style-name="P5" draw:layer="layout" svg:width="6.437cm" svg:height="1.193cm" svg:x="10.848cm" svg:y="17.622cm">
          <draw:text-box>
            <text:p text:style-name="P4"><text:span text:style-name="T1">objective 1</text:span></text:p>
          </draw:text-box>
        </draw:frame>
        <draw:line draw:style-name="gr7" draw:text-style-name="P3" draw:layer="layout" svg:x1="9.525cm" svg:y1="3.907cm" svg:x2="20.955cm" svg:y2="13.165cm">
          <text:p/>
        </draw:line>
        <draw:custom-shape draw:style-name="gr8" draw:text-style-name="P2" draw:layer="layout" svg:width="5.08cm" svg:height="3.175cm" svg:x="5.615cm" svg:y="0.6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08cm" svg:height="3.175cm" svg:x="18.415cm" svg:y="13.265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4.968cm" svg:height="3.723cm" svg:x="2.24cm" svg:y="6.668cm">
          <draw:text-box>
            <text:p text:style-name="P4"><text:span text:style-name="T1">traditional image plane</text:span></text:p>
          </draw:text-box>
        </draw:frame>
        <draw:frame draw:style-name="gr10" draw:text-style-name="P5" draw:layer="layout" svg:width="7.74cm" svg:height="2.855cm" svg:x="9.84cm" svg:y="2.469cm">
          <draw:text-box>
            <text:p text:style-name="P4"><text:span text:style-name="T1">tilted image plane (light-sheet)</text:span></text:p>
          </draw:text-box>
        </draw:frame>
        <draw:g>
          <draw:line draw:style-name="gr7" draw:text-style-name="P3" draw:layer="layout" svg:x1="20.952cm" svg:y1="14.184cm" svg:x2="14.255cm" svg:y2="14.184cm">
            <text:p/>
          </draw:line>
          <draw:line draw:style-name="gr7" draw:text-style-name="P3" draw:layer="layout" svg:x1="14.24cm" svg:y1="13.67cm" svg:x2="14.24cm" svg:y2="14.184cm">
            <text:p/>
          </draw:line>
          <draw:line draw:style-name="gr7" draw:text-style-name="P3" draw:layer="layout" svg:x1="20.955cm" svg:y1="13.67cm" svg:x2="20.955cm" svg:y2="14.127cm">
            <text:p/>
          </draw:line>
        </draw:g>
        <draw:frame draw:style-name="gr11" draw:text-style-name="P5" draw:layer="layout" svg:width="4.968cm" svg:height="1.406cm" svg:x="14.84cm" svg:y="14.269cm">
          <draw:text-box>
            <text:p text:style-name="P4"><text:span text:style-name="T1">emission</text:span></text:p>
          </draw:text-box>
        </draw:frame>
        <draw:g>
          <draw:line draw:style-name="gr7" draw:text-style-name="P3" draw:layer="layout" svg:x1="23.16cm" svg:y1="14.884cm" svg:x2="19.749cm" svg:y2="14.884cm">
            <text:p/>
          </draw:line>
          <draw:line draw:style-name="gr7" draw:text-style-name="P3" draw:layer="layout" svg:x1="19.741cm" svg:y1="14.37cm" svg:x2="19.741cm" svg:y2="14.884cm">
            <text:p/>
          </draw:line>
          <draw:line draw:style-name="gr7" draw:text-style-name="P3" draw:layer="layout" svg:x1="23.16cm" svg:y1="14.37cm" svg:x2="23.16cm" svg:y2="14.827cm">
            <text:p/>
          </draw:line>
        </draw:g>
        <draw:frame draw:style-name="gr11" draw:text-style-name="P5" draw:layer="layout" svg:width="4.968cm" svg:height="1.406cm" svg:x="19.14cm" svg:y="14.969cm">
          <draw:text-box>
            <text:p text:style-name="P4"><text:span text:style-name="T1">excitation</text:span></text:p>
          </draw:text-box>
        </draw:frame>
        <draw:line draw:style-name="gr22" draw:text-style-name="P3" draw:layer="layout" svg:x1="11.125cm" svg:y1="5.207cm" svg:x2="17.475cm" svg:y2="10.35cm">
          <text:p/>
        </draw:line>
        <draw:frame draw:style-name="gr23" draw:text-style-name="P5" draw:layer="layout" svg:width="2.073cm" svg:height="1.987cm" svg:x="8.89cm" svg:y="4.803cm">
          <draw:text-box>
            <text:p text:style-name="P4"><text:span text:style-name="T4">2</text:span><text:span text:style-name="T1">/</text:span><text:span text:style-name="T3">3</text:span><text:span text:style-name="T1">z</text:span><text:span text:style-name="T3">R</text:span></text:p>
          </draw:text-box>
        </draw:frame>
        <draw:path draw:style-name="gr5" draw:text-style-name="P3" draw:layer="layout" svg:width="2.681cm" svg:height="1.557cm" draw:transform="skewX (-0.00645771823237899) rotate (-2.0943951023932) translate (17.1528142698589cm 9.60544449870319cm)" svg:viewBox="0 0 2682 1558" svg:d="M0 0c1917-1 2682 1558 2682 1558">
          <text:p/>
        </draw:path>
        <draw:frame draw:style-name="gr18" draw:text-style-name="P5" draw:layer="layout" svg:width="1.905cm" svg:height="1.27cm" svg:x="14.347cm" svg:y="9.458cm">
          <draw:text-box>
            <text:p text:style-name="P4"><text:span text:style-name="T1">θ</text:span><text:span text:style-name="T3">1</text:span></text:p>
          </draw:text-box>
        </draw:frame>
        <draw:path draw:style-name="gr5" draw:text-style-name="P3" draw:layer="layout" svg:width="2.681cm" svg:height="1.557cm" draw:transform="skewX (-0.00645771823237902) rotate (-1.50098315671512) translate (19.5910138300126cm 7.8843578267483cm)" svg:viewBox="0 0 2682 1558" svg:d="M0 0c1917-1 2682 1558 2682 1558">
          <text:p/>
        </draw:path>
        <draw:frame draw:style-name="gr18" draw:text-style-name="P5" draw:layer="layout" svg:width="1.905cm" svg:height="1.27cm" svg:x="17.447cm" svg:y="8.345cm">
          <draw:text-box>
            <text:p text:style-name="P4"><text:span text:style-name="T1">θ</text:span><text:span text:style-name="T3">t</text:span></text:p>
          </draw:text-box>
        </draw:frame>
        <draw:path draw:style-name="gr5" draw:text-style-name="P3" draw:layer="layout" svg:width="0.585cm" svg:height="0.344cm" draw:transform="skewX (-0.00453785605518525) rotate (-1.62315620435473) translate (20.2498552673002cm 11.5183400831924cm)" svg:viewBox="0 0 586 345" svg:d="M0 0c418 0 586 345 586 345">
          <text:p/>
        </draw:path>
        <draw:frame draw:style-name="gr18" draw:text-style-name="P5" draw:layer="layout" svg:width="1.905cm" svg:height="1.27cm" svg:x="19.835cm" svg:y="10.358cm">
          <draw:text-box>
            <text:p text:style-name="P4"><text:span text:style-name="T1">θ</text:span><text:span text:style-name="T3">x</text:span></text:p>
          </draw:text-box>
        </draw:frame>
        <draw:g>
          <draw:path draw:style-name="gr13" draw:text-style-name="P3" draw:layer="layout" svg:width="10.995cm" svg:height="6.236cm" draw:transform="rotate (-0.463733982254894) translate (10.323819859516cm 3.51208606413594cm)" svg:viewBox="0 0 10996 6237" svg:d="M1213 5630c330-13 419-35 739-116 250-63 496-152 721-280 240-136 426-354 666-495 254-149 384-387 699-430 242-34 405-119 743-22 286 82 559-250 753-484 190-229 451-363 721-441 288-83 535-231 849-183 299 45 597-81 850-237 327-203 699-344 989-602 202-180 402-368 646-484 258-123 476-305 656-517 175-206 456-205 688-344 196-118-98-629-462-387-214 141-467 212-721 226-287 16-569 65-861 0-335-75-483-419-818-452-350-35-682-146-999-279-287-121-602-144-872-22-233 106-447 201-678 366-293 209-678-28-1011-86-316-55-541 134-785 259-234 118-415 322-613 494-195 169-447 254-678 366-243 118-507 207-710 409-209 208-363 481-333 785 26 265 152 494 118 775-38 318-149 618-311 881-148 238-314 477-538 646-253 190-396 468-592 699-185 218 25 748 356 495l236-119 205-129 118-247z">
            <text:p/>
          </draw:path>
          <draw:path draw:style-name="gr14" draw:text-style-name="P7" draw:layer="layout" svg:width="2.198cm" svg:height="1.568cm" draw:transform="rotate (-3.14159265358979) translate (12.8942922871294cm 8.62786568532483cm)" svg:viewBox="0 0 2199 1569" svg:d="M1159 1472c270 21 509-116 770-144 299-32 244-369 269-650 25-283-378-480-635-605-245-119-365 19-635 0-264-19-367-154-635 0-239 137-313 82-289 389 20 253-51 553 169 746 215 187 480 340 770 361l240-97z">
            <text:p/>
          </draw:path>
          <draw:path draw:style-name="gr15" draw:text-style-name="P8" draw:layer="layout" svg:width="1.037cm" svg:height="1.078cm" draw:transform="rotate (-1.36938533111475) translate (17.537731334794cm 7.98566645212597cm)" svg:viewBox="0 0 1038 1079" svg:d="M28 1053c347 131 463-264 611-466 83-113 743-733 162-555-257 78-231 492-432 673l-307 182-62 184z">
            <text:p/>
          </draw:path>
          <draw:path draw:style-name="gr15" draw:text-style-name="P8" draw:layer="layout" svg:width="1.037cm" svg:height="1.078cm" draw:transform="rotate (-1.36938533111475) translate (10.637731334794cm 7.98666645212597cm)" svg:viewBox="0 0 1038 1079" svg:d="M28 1053c347 131 463-264 611-466 83-113 743-733 162-555-257 78-231 492-432 673l-307 182-62 184z">
            <text:p/>
          </draw:path>
          <draw:path draw:style-name="gr15" draw:text-style-name="P8" draw:layer="layout" svg:width="1.037cm" svg:height="1.078cm" draw:transform="rotate (-1.36938533111475) translate (14.337731334794cm 5.78566645212597cm)" svg:viewBox="0 0 1038 1079" svg:d="M28 1053c347 131 463-264 611-466 83-113 743-733 162-555-257 78-231 492-432 673l-307 182-62 184z">
            <text:p/>
          </draw:path>
        </draw:g>
        <draw:path draw:style-name="gr5" draw:text-style-name="P3" draw:layer="layout" svg:width="3.263cm" svg:height="1.886cm" draw:transform="skewX (-0.00191986217719376) rotate (-2.11307012538954) translate (17.7284043353063cm 10.8248997819892cm)" svg:viewBox="0 0 3264 1887" svg:d="M0 0c2333-3 3264 1887 3264 1887">
          <text:p/>
        </draw:path>
        <draw:frame draw:style-name="gr18" draw:text-style-name="P5" draw:layer="layout" svg:width="1.905cm" svg:height="1.27cm" svg:x="15.235cm" svg:y="11.045cm">
          <draw:text-box>
            <text:p text:style-name="P4"><text:span text:style-name="T1">θ</text:span><text:span text:style-name="T3">e</text:span></text:p>
          </draw:text-box>
        </draw:frame>
        <draw:frame draw:style-name="gr16" draw:text-style-name="P5" draw:layer="layout" svg:width="3.956cm" svg:height="1.38cm" svg:x="14.94cm" svg:y="5.07cm">
          <draw:text-box>
            <text:p text:style-name="P4"><text:span text:style-name="T1">sample</text:span></text:p>
          </draw:text-box>
        </draw:frame>
        <presentation:notes draw:style-name="dp2">
          <draw:page-thumbnail draw:style-name="gr17" draw:layer="layout" svg:width="18.624cm" svg:height="10.476cm" svg:x="1.482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g>
          <draw:g>
            <draw:custom-shape draw:style-name="gr1" draw:text-style-name="P1" draw:layer="layout" svg:width="19.555cm" svg:height="2.666cm" draw:transform="skewX (7.14261229681746E-017) rotate (-0.663225115757845) translate (8.109cm 1.176cm)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9.556cm" svg:height="1.778cm" draw:transform="skewX (-0.000523598775598278) rotate (-0.663225115757845) translate (8.655cm 0.47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19.555cm" svg:height="1.778cm" draw:transform="skewX (-0.000523598775598258) rotate (-0.663225115757845) translate (4.889cm 0.90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8" draw:text-style-name="P2" draw:layer="layout" svg:width="5.08cm" svg:height="3.175cm" svg:x="18.415cm" svg:y="13.265cm">
            <text:p/>
            <draw:enhanced-geometry svg:viewBox="0 0 21600 21600" draw:type="rectangle" draw:enhanced-path="M 0 0 L 21600 0 21600 21600 0 21600 0 0 Z N"/>
          </draw:custom-shape>
        </draw:g>
        <draw:line draw:style-name="gr4" draw:text-style-name="P3" draw:layer="layout" svg:x1="14.221cm" svg:y1="7.677cm" svg:x2="4.833cm" svg:y2="13.165cm">
          <text:p/>
        </draw:line>
        <draw:line draw:style-name="gr4" draw:text-style-name="P3" draw:layer="layout" svg:x1="14.185cm" svg:y1="7.68cm" svg:x2="23.145cm" svg:y2="13.165cm">
          <text:p/>
        </draw:line>
        <draw:g>
          <draw:line draw:style-name="gr5" draw:text-style-name="P3" draw:layer="layout" svg:x1="4.204cm" svg:y1="13.208cm" svg:x2="23.691cm" svg:y2="13.206cm">
            <text:p/>
          </draw:line>
          <draw:line draw:style-name="gr5" draw:text-style-name="P3" draw:layer="layout" svg:x1="4.204cm" svg:y1="13.208cm" svg:x2="1.912cm" svg:y2="15.5cm">
            <text:p/>
          </draw:line>
          <draw:line draw:style-name="gr5" draw:text-style-name="P3" draw:layer="layout" svg:x1="23.691cm" svg:y1="13.232cm" svg:x2="25.962cm" svg:y2="15.5cm">
            <text:p/>
          </draw:line>
          <draw:line draw:style-name="gr5" draw:text-style-name="P3" draw:layer="layout" svg:x1="1.912cm" svg:y1="18.88cm" svg:x2="1.912cm" svg:y2="15.5cm">
            <text:p/>
          </draw:line>
          <draw:line draw:style-name="gr5" draw:text-style-name="P3" draw:layer="layout" svg:x1="25.962cm" svg:y1="18.88cm" svg:x2="25.962cm" svg:y2="15.5cm">
            <text:p/>
          </draw:line>
        </draw:g>
        <draw:line draw:style-name="gr4" draw:text-style-name="P3" draw:layer="layout" svg:x1="21.025cm" svg:y1="7.65cm" svg:x2="6.873cm" svg:y2="7.653cm">
          <text:p/>
        </draw:line>
        <draw:line draw:style-name="gr4" draw:text-style-name="P3" draw:layer="layout" svg:x1="14.221cm" svg:y1="7.693cm" svg:x2="14.221cm" svg:y2="16.948cm">
          <text:p/>
        </draw:line>
        <draw:line draw:style-name="gr7" draw:text-style-name="P3" draw:layer="layout" svg:x1="9.525cm" svg:y1="3.907cm" svg:x2="22.225cm" svg:y2="14.193cm">
          <text:p/>
        </draw:line>
        <draw:custom-shape draw:style-name="gr8" draw:text-style-name="P2" draw:layer="layout" svg:width="5.08cm" svg:height="3.175cm" svg:x="5.615cm" svg:y="0.635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4.968cm" svg:height="3.723cm" svg:x="2.24cm" svg:y="6.668cm">
          <draw:text-box>
            <text:p text:style-name="P4"><text:span text:style-name="T1">traditional image plane</text:span></text:p>
          </draw:text-box>
        </draw:frame>
        <draw:frame draw:style-name="gr10" draw:text-style-name="P5" draw:layer="layout" svg:width="7.74cm" svg:height="2.855cm" svg:x="9.84cm" svg:y="2.469cm">
          <draw:text-box>
            <text:p text:style-name="P4"><text:span text:style-name="T1">tilted image plane (light-sheet)</text:span></text:p>
          </draw:text-box>
        </draw:frame>
        <draw:path draw:style-name="gr5" draw:text-style-name="P3" draw:layer="layout" svg:width="2.681cm" svg:height="1.557cm" draw:transform="skewX (-0.00645771823237899) rotate (-2.0943951023932) translate (17.1528142698589cm 9.60544449870319cm)" svg:viewBox="0 0 2682 1558" svg:d="M0 0c1917-1 2682 1558 2682 1558">
          <text:p/>
        </draw:path>
        <draw:frame draw:style-name="gr18" draw:text-style-name="P5" draw:layer="layout" svg:width="1.905cm" svg:height="1.27cm" svg:x="14.347cm" svg:y="9.458cm">
          <draw:text-box>
            <text:p text:style-name="P4"><text:span text:style-name="T1">θ</text:span><text:span text:style-name="T3">1</text:span></text:p>
          </draw:text-box>
        </draw:frame>
        <draw:path draw:style-name="gr5" draw:text-style-name="P3" draw:layer="layout" svg:width="2.681cm" svg:height="1.557cm" draw:transform="skewX (-0.00645771823237902) rotate (-1.50098315671512) translate (19.5910138300126cm 7.8843578267483cm)" svg:viewBox="0 0 2682 1558" svg:d="M0 0c1917-1 2682 1558 2682 1558">
          <text:p/>
        </draw:path>
        <draw:frame draw:style-name="gr18" draw:text-style-name="P5" draw:layer="layout" svg:width="1.905cm" svg:height="1.27cm" svg:x="17.447cm" svg:y="8.345cm">
          <draw:text-box>
            <text:p text:style-name="P4"><text:span text:style-name="T1">θ</text:span><text:span text:style-name="T3">t</text:span></text:p>
          </draw:text-box>
        </draw:frame>
        <draw:path draw:style-name="gr5" draw:text-style-name="P3" draw:layer="layout" svg:width="0.585cm" svg:height="0.344cm" draw:transform="skewX (-0.00453785605518525) rotate (-1.62315620435473) translate (20.2498552673002cm 11.5183400831924cm)" svg:viewBox="0 0 586 345" svg:d="M0 0c418 0 586 345 586 345">
          <text:p/>
        </draw:path>
        <draw:frame draw:style-name="gr18" draw:text-style-name="P5" draw:layer="layout" svg:width="1.905cm" svg:height="1.27cm" svg:x="19.835cm" svg:y="10.358cm">
          <draw:text-box>
            <text:p text:style-name="P4"><text:span text:style-name="T1">θ</text:span><text:span text:style-name="T3">x</text:span></text:p>
          </draw:text-box>
        </draw:frame>
        <draw:g>
          <draw:path draw:style-name="gr13" draw:text-style-name="P3" draw:layer="layout" svg:width="10.995cm" svg:height="6.236cm" draw:transform="rotate (-0.463733982254894) translate (10.323819859516cm 3.51208606413594cm)" svg:viewBox="0 0 10996 6237" svg:d="M1213 5630c330-13 419-35 739-116 250-63 496-152 721-280 240-136 426-354 666-495 254-149 384-387 699-430 242-34 405-119 743-22 286 82 559-250 753-484 190-229 451-363 721-441 288-83 535-231 849-183 299 45 597-81 850-237 327-203 699-344 989-602 202-180 402-368 646-484 258-123 476-305 656-517 175-206 456-205 688-344 196-118-98-629-462-387-214 141-467 212-721 226-287 16-569 65-861 0-335-75-483-419-818-452-350-35-682-146-999-279-287-121-602-144-872-22-233 106-447 201-678 366-293 209-678-28-1011-86-316-55-541 134-785 259-234 118-415 322-613 494-195 169-447 254-678 366-243 118-507 207-710 409-209 208-363 481-333 785 26 265 152 494 118 775-38 318-149 618-311 881-148 238-314 477-538 646-253 190-396 468-592 699-185 218 25 748 356 495l236-119 205-129 118-247z">
            <text:p/>
          </draw:path>
          <draw:path draw:style-name="gr14" draw:text-style-name="P7" draw:layer="layout" svg:width="2.198cm" svg:height="1.568cm" draw:transform="rotate (-3.14159265358979) translate (12.8942922871294cm 8.62786568532483cm)" svg:viewBox="0 0 2199 1569" svg:d="M1159 1472c270 21 509-116 770-144 299-32 244-369 269-650 25-283-378-480-635-605-245-119-365 19-635 0-264-19-367-154-635 0-239 137-313 82-289 389 20 253-51 553 169 746 215 187 480 340 770 361l240-97z">
            <text:p/>
          </draw:path>
          <draw:path draw:style-name="gr15" draw:text-style-name="P8" draw:layer="layout" svg:width="1.037cm" svg:height="1.078cm" draw:transform="rotate (-1.36938533111475) translate (17.537731334794cm 7.98566645212597cm)" svg:viewBox="0 0 1038 1079" svg:d="M28 1053c347 131 463-264 611-466 83-113 743-733 162-555-257 78-231 492-432 673l-307 182-62 184z">
            <text:p/>
          </draw:path>
          <draw:path draw:style-name="gr15" draw:text-style-name="P8" draw:layer="layout" svg:width="1.037cm" svg:height="1.078cm" draw:transform="rotate (-1.36938533111475) translate (10.637731334794cm 7.98666645212597cm)" svg:viewBox="0 0 1038 1079" svg:d="M28 1053c347 131 463-264 611-466 83-113 743-733 162-555-257 78-231 492-432 673l-307 182-62 184z">
            <text:p/>
          </draw:path>
          <draw:path draw:style-name="gr15" draw:text-style-name="P8" draw:layer="layout" svg:width="1.037cm" svg:height="1.078cm" draw:transform="rotate (-1.36938533111475) translate (14.337731334794cm 5.78566645212597cm)" svg:viewBox="0 0 1038 1079" svg:d="M28 1053c347 131 463-264 611-466 83-113 743-733 162-555-257 78-231 492-432 673l-307 182-62 184z">
            <text:p/>
          </draw:path>
        </draw:g>
        <draw:path draw:style-name="gr5" draw:text-style-name="P3" draw:layer="layout" svg:width="3.263cm" svg:height="1.886cm" draw:transform="skewX (-0.00191986217719376) rotate (-2.11307012538954) translate (17.7284043353063cm 10.8248997819892cm)" svg:viewBox="0 0 3264 1887" svg:d="M0 0c2333-3 3264 1887 3264 1887">
          <text:p/>
        </draw:path>
        <draw:frame draw:style-name="gr18" draw:text-style-name="P5" draw:layer="layout" svg:width="1.905cm" svg:height="1.27cm" svg:x="15.235cm" svg:y="11.045cm">
          <draw:text-box>
            <text:p text:style-name="P4"><text:span text:style-name="T1">θ</text:span><text:span text:style-name="T3">e</text:span></text:p>
          </draw:text-box>
        </draw:frame>
        <draw:line draw:style-name="gr4" draw:text-style-name="P3" draw:layer="layout" svg:x1="23.021cm" svg:y1="16.952cm" svg:x2="4.773cm" svg:y2="16.954cm">
          <text:p/>
        </draw:line>
        <draw:line draw:style-name="gr4" draw:text-style-name="P3" draw:layer="layout" svg:x1="22.221cm" svg:y1="14.205cm" svg:x2="22.221cm" svg:y2="16.948cm">
          <text:p/>
        </draw:line>
        <draw:line draw:style-name="gr4" draw:text-style-name="P3" draw:layer="layout" svg:x1="21.121cm" svg:y1="14.865cm" svg:x2="21.121cm" svg:y2="18.415cm">
          <text:p/>
        </draw:line>
        <draw:line draw:style-name="gr4" draw:text-style-name="P3" draw:layer="layout" svg:x1="23.121cm" svg:y1="13.165cm" svg:x2="23.121cm" svg:y2="18.45cm">
          <text:p/>
        </draw:line>
        <draw:path draw:style-name="gr4" draw:text-style-name="P3" draw:layer="layout" svg:width="13.936cm" svg:height="11.878cm" draw:transform="rotate (-0.708952742160097) translate (12.5664113264546cm 4.19164567746388cm)" svg:viewBox="0 0 13937 11879" svg:d="M0 11879c12874 0 13937-11879 13937-11879">
          <text:p/>
        </draw:path>
        <draw:line draw:style-name="gr7" draw:text-style-name="P3" draw:layer="layout" svg:x1="19.625cm" svg:y1="13.207cm" svg:x2="21.149cm" svg:y2="14.807cm">
          <text:p/>
        </draw:line>
        <draw:line draw:style-name="gr19" draw:text-style-name="P4" draw:layer="layout" svg:x1="21.133cm" svg:y1="18.15cm" svg:x2="23.008cm" svg:y2="18.15cm">
          <text:p/>
        </draw:line>
        <draw:line draw:style-name="gr19" draw:text-style-name="P4" draw:layer="layout" svg:x1="13.835cm" svg:y1="7.686cm" svg:x2="13.835cm" svg:y2="16.854cm">
          <text:p/>
        </draw:line>
        <draw:line draw:style-name="gr19" draw:text-style-name="P4" draw:layer="layout" svg:x1="4.833cm" svg:y1="17.475cm" svg:x2="23.021cm" svg:y2="17.475cm">
          <text:p/>
        </draw:line>
        <draw:frame draw:style-name="gr6" draw:text-style-name="P5" draw:layer="layout" svg:width="6.437cm" svg:height="1.193cm" svg:x="10.849cm" svg:y="17.623cm">
          <draw:text-box>
            <text:p text:style-name="P4"><text:span text:style-name="T1">Objective 1: D</text:span><text:span text:style-name="T3">BFP</text:span></text:p>
          </draw:text-box>
        </draw:frame>
        <draw:frame draw:style-name="gr18" draw:text-style-name="P5" draw:layer="layout" svg:width="1.905cm" svg:height="1.27cm" svg:x="12.336cm" svg:y="11.345cm">
          <draw:text-box>
            <text:p text:style-name="P4"><text:span text:style-name="T1">f</text:span></text:p>
          </draw:text-box>
        </draw:frame>
        <draw:frame draw:style-name="gr18" draw:text-style-name="P5" draw:layer="layout" svg:width="1.905cm" svg:height="1.27cm" svg:x="21.137cm" svg:y="18.245cm">
          <draw:text-box>
            <text:p text:style-name="P4"><text:span text:style-name="T1">x</text:span></text:p>
          </draw:text-box>
        </draw:frame>
        <draw:frame draw:style-name="gr16" draw:text-style-name="P5" draw:layer="layout" svg:width="3.956cm" svg:height="1.38cm" svg:x="14.94cm" svg:y="5.07cm">
          <draw:text-box>
            <text:p text:style-name="P4"><text:span text:style-name="T1">sample</text:span></text:p>
          </draw:text-box>
        </draw:frame>
        <presentation:notes draw:style-name="dp2">
          <draw:page-thumbnail draw:style-name="gr17" draw:layer="layout" svg:width="18.624cm" svg:height="10.476cm" svg:x="1.482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g>
          <draw:g>
            <draw:custom-shape draw:style-name="gr24" draw:text-style-name="P1" draw:layer="layout" svg:width="13.97cm" svg:height="8.72cm" svg:x="6.985cm" svg:y="4.445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2" draw:layer="layout" svg:width="2.807cm" svg:height="13.335cm" draw:transform="skewX (-0.000523598775598299) translate (20.549cm 2.0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2" draw:layer="layout" svg:width="2.807cm" svg:height="13.335cm" draw:transform="skewX (-0.000523598775598299) translate (4.549cm 2.0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8" draw:text-style-name="P2" draw:layer="layout" svg:width="5.08cm" svg:height="3.175cm" svg:x="18.415cm" svg:y="13.265cm">
            <text:p/>
            <draw:enhanced-geometry svg:viewBox="0 0 21600 21600" draw:type="rectangle" draw:enhanced-path="M 0 0 L 21600 0 21600 21600 0 21600 0 0 Z N"/>
          </draw:custom-shape>
        </draw:g>
        <draw:line draw:style-name="gr4" draw:text-style-name="P3" draw:layer="layout" svg:x1="14.221cm" svg:y1="7.677cm" svg:x2="4.833cm" svg:y2="13.165cm">
          <text:p/>
        </draw:line>
        <draw:line draw:style-name="gr4" draw:text-style-name="P3" draw:layer="layout" svg:x1="14.185cm" svg:y1="7.68cm" svg:x2="23.145cm" svg:y2="13.165cm">
          <text:p/>
        </draw:line>
        <draw:g>
          <draw:line draw:style-name="gr5" draw:text-style-name="P3" draw:layer="layout" svg:x1="4.204cm" svg:y1="13.208cm" svg:x2="23.691cm" svg:y2="13.206cm">
            <text:p/>
          </draw:line>
          <draw:line draw:style-name="gr5" draw:text-style-name="P3" draw:layer="layout" svg:x1="4.204cm" svg:y1="13.208cm" svg:x2="1.912cm" svg:y2="15.5cm">
            <text:p/>
          </draw:line>
          <draw:line draw:style-name="gr5" draw:text-style-name="P3" draw:layer="layout" svg:x1="23.691cm" svg:y1="13.232cm" svg:x2="25.962cm" svg:y2="15.5cm">
            <text:p/>
          </draw:line>
          <draw:line draw:style-name="gr5" draw:text-style-name="P3" draw:layer="layout" svg:x1="1.912cm" svg:y1="18.88cm" svg:x2="1.912cm" svg:y2="15.5cm">
            <text:p/>
          </draw:line>
          <draw:line draw:style-name="gr5" draw:text-style-name="P3" draw:layer="layout" svg:x1="25.962cm" svg:y1="18.88cm" svg:x2="25.962cm" svg:y2="15.5cm">
            <text:p/>
          </draw:line>
        </draw:g>
        <draw:line draw:style-name="gr4" draw:text-style-name="P3" draw:layer="layout" svg:x1="21.025cm" svg:y1="7.65cm" svg:x2="6.873cm" svg:y2="7.653cm">
          <text:p/>
        </draw:line>
        <draw:line draw:style-name="gr4" draw:text-style-name="P3" draw:layer="layout" svg:x1="14.221cm" svg:y1="7.693cm" svg:x2="14.221cm" svg:y2="16.948cm">
          <text:p/>
        </draw:line>
        <draw:custom-shape draw:style-name="gr8" draw:text-style-name="P2" draw:layer="layout" svg:width="5.08cm" svg:height="3.175cm" svg:x="5.615cm" svg:y="0.635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4.968cm" svg:height="3.723cm" svg:x="2.24cm" svg:y="6.668cm">
          <draw:text-box>
            <text:p text:style-name="P4"><text:span text:style-name="T1">traditional image plane</text:span></text:p>
          </draw:text-box>
        </draw:frame>
        <draw:frame draw:style-name="gr10" draw:text-style-name="P5" draw:layer="layout" svg:width="7.74cm" svg:height="2.855cm" svg:x="9.84cm" svg:y="2.469cm">
          <draw:text-box>
            <text:p text:style-name="P4"><text:span text:style-name="T1">scan direction view (90 rotation)</text:span></text:p>
          </draw:text-box>
        </draw:frame>
        <draw:g>
          <draw:path draw:style-name="gr13" draw:text-style-name="P3" draw:layer="layout" svg:width="10.995cm" svg:height="6.236cm" draw:transform="rotate (-0.463733982254894) translate (10.323819859516cm 3.51208606413594cm)" svg:viewBox="0 0 10996 6237" svg:d="M1213 5630c330-13 419-35 739-116 250-63 496-152 721-280 240-136 426-354 666-495 254-149 384-387 699-430 242-34 405-119 743-22 286 82 559-250 753-484 190-229 451-363 721-441 288-83 535-231 849-183 299 45 597-81 850-237 327-203 699-344 989-602 202-180 402-368 646-484 258-123 476-305 656-517 175-206 456-205 688-344 196-118-98-629-462-387-214 141-467 212-721 226-287 16-569 65-861 0-335-75-483-419-818-452-350-35-682-146-999-279-287-121-602-144-872-22-233 106-447 201-678 366-293 209-678-28-1011-86-316-55-541 134-785 259-234 118-415 322-613 494-195 169-447 254-678 366-243 118-507 207-710 409-209 208-363 481-333 785 26 265 152 494 118 775-38 318-149 618-311 881-148 238-314 477-538 646-253 190-396 468-592 699-185 218 25 748 356 495l236-119 205-129 118-247z">
            <text:p/>
          </draw:path>
          <draw:path draw:style-name="gr14" draw:text-style-name="P7" draw:layer="layout" svg:width="2.198cm" svg:height="1.568cm" draw:transform="rotate (-3.14159265358979) translate (12.8942922871294cm 8.62786568532483cm)" svg:viewBox="0 0 2199 1569" svg:d="M1159 1472c270 21 509-116 770-144 299-32 244-369 269-650 25-283-378-480-635-605-245-119-365 19-635 0-264-19-367-154-635 0-239 137-313 82-289 389 20 253-51 553 169 746 215 187 480 340 770 361l240-97z">
            <text:p/>
          </draw:path>
          <draw:path draw:style-name="gr15" draw:text-style-name="P8" draw:layer="layout" svg:width="1.037cm" svg:height="1.078cm" draw:transform="rotate (-1.36938533111475) translate (17.537731334794cm 7.98566645212597cm)" svg:viewBox="0 0 1038 1079" svg:d="M28 1053c347 131 463-264 611-466 83-113 743-733 162-555-257 78-231 492-432 673l-307 182-62 184z">
            <text:p/>
          </draw:path>
          <draw:path draw:style-name="gr15" draw:text-style-name="P8" draw:layer="layout" svg:width="1.037cm" svg:height="1.078cm" draw:transform="rotate (-1.36938533111475) translate (10.637731334794cm 7.98666645212597cm)" svg:viewBox="0 0 1038 1079" svg:d="M28 1053c347 131 463-264 611-466 83-113 743-733 162-555-257 78-231 492-432 673l-307 182-62 184z">
            <text:p/>
          </draw:path>
          <draw:path draw:style-name="gr15" draw:text-style-name="P8" draw:layer="layout" svg:width="1.037cm" svg:height="1.078cm" draw:transform="rotate (-1.36938533111475) translate (14.337731334794cm 5.78566645212597cm)" svg:viewBox="0 0 1038 1079" svg:d="M28 1053c347 131 463-264 611-466 83-113 743-733 162-555-257 78-231 492-432 673l-307 182-62 184z">
            <text:p/>
          </draw:path>
        </draw:g>
        <draw:frame draw:style-name="gr6" draw:text-style-name="P5" draw:layer="layout" svg:width="6.437cm" svg:height="1.193cm" svg:x="10.849cm" svg:y="17.623cm">
          <draw:text-box>
            <text:p text:style-name="P4"><text:span text:style-name="T1">objective 1</text:span></text:p>
          </draw:text-box>
        </draw:frame>
        <draw:line draw:style-name="gr19" draw:text-style-name="P4" draw:layer="layout" svg:x1="7.433cm" svg:y1="8.775cm" svg:x2="20.38cm" svg:y2="8.775cm">
          <text:p/>
        </draw:line>
        <draw:frame draw:style-name="gr10" draw:text-style-name="P5" draw:layer="layout" svg:width="5.595cm" svg:height="2.855cm" svg:x="19.74cm" svg:y="8.17cm">
          <draw:text-box>
            <text:p text:style-name="P4"><text:span text:style-name="T1">light-sheet width</text:span></text:p>
          </draw:text-box>
        </draw:frame>
        <draw:frame draw:style-name="gr16" draw:text-style-name="P5" draw:layer="layout" svg:width="3.956cm" svg:height="1.38cm" svg:x="14.94cm" svg:y="5.07cm">
          <draw:text-box>
            <text:p text:style-name="P4"><text:span text:style-name="T1">sample</text:span></text:p>
          </draw:text-box>
        </draw:frame>
        <presentation:notes draw:style-name="dp2">
          <draw:page-thumbnail draw:style-name="gr17" draw:layer="layout" svg:width="18.624cm" svg:height="10.476cm" svg:x="1.482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g>
          <draw:custom-shape draw:style-name="gr1" draw:text-style-name="P1" draw:layer="layout" svg:width="19.555cm" svg:height="2.666cm" draw:transform="skewX (7.14261229681746E-017) rotate (-0.663225115757845) translate (5.909cm 1.176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9.556cm" svg:height="1.778cm" draw:transform="skewX (-0.000523598775598278) rotate (-0.663225115757845) translate (6.455cm 0.47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9.555cm" svg:height="1.778cm" draw:transform="skewX (-0.000523598775598258) rotate (-0.663225115757845) translate (2.689cm 0.90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3" draw:layer="layout" svg:x1="14.221cm" svg:y1="7.677cm" svg:x2="4.833cm" svg:y2="13.165cm">
          <text:p/>
        </draw:line>
        <draw:line draw:style-name="gr4" draw:text-style-name="P3" draw:layer="layout" svg:x1="14.185cm" svg:y1="7.68cm" svg:x2="23.145cm" svg:y2="13.165cm">
          <text:p/>
        </draw:line>
        <draw:g>
          <draw:line draw:style-name="gr5" draw:text-style-name="P3" draw:layer="layout" svg:x1="4.204cm" svg:y1="13.208cm" svg:x2="23.691cm" svg:y2="13.206cm">
            <text:p/>
          </draw:line>
          <draw:line draw:style-name="gr5" draw:text-style-name="P3" draw:layer="layout" svg:x1="4.204cm" svg:y1="13.208cm" svg:x2="1.912cm" svg:y2="15.5cm">
            <text:p/>
          </draw:line>
          <draw:line draw:style-name="gr5" draw:text-style-name="P3" draw:layer="layout" svg:x1="23.691cm" svg:y1="13.232cm" svg:x2="25.962cm" svg:y2="15.5cm">
            <text:p/>
          </draw:line>
          <draw:line draw:style-name="gr5" draw:text-style-name="P3" draw:layer="layout" svg:x1="1.912cm" svg:y1="18.88cm" svg:x2="1.912cm" svg:y2="15.5cm">
            <text:p/>
          </draw:line>
          <draw:line draw:style-name="gr5" draw:text-style-name="P3" draw:layer="layout" svg:x1="25.962cm" svg:y1="18.88cm" svg:x2="25.962cm" svg:y2="15.5cm">
            <text:p/>
          </draw:line>
        </draw:g>
        <draw:line draw:style-name="gr4" draw:text-style-name="P3" draw:layer="layout" svg:x1="21.025cm" svg:y1="7.65cm" svg:x2="6.873cm" svg:y2="7.653cm">
          <text:p/>
        </draw:line>
        <draw:line draw:style-name="gr4" draw:text-style-name="P3" draw:layer="layout" svg:x1="14.221cm" svg:y1="7.693cm" svg:x2="14.221cm" svg:y2="13.165cm">
          <text:p/>
        </draw:line>
        <draw:frame draw:style-name="gr6" draw:text-style-name="P5" draw:layer="layout" svg:width="6.437cm" svg:height="1.193cm" svg:x="10.848cm" svg:y="17.622cm">
          <draw:text-box>
            <text:p text:style-name="P4"><text:span text:style-name="T1">objective 1</text:span></text:p>
          </draw:text-box>
        </draw:frame>
        <draw:line draw:style-name="gr7" draw:text-style-name="P3" draw:layer="layout" svg:x1="9.525cm" svg:y1="3.907cm" svg:x2="20.955cm" svg:y2="13.165cm">
          <text:p/>
        </draw:line>
        <draw:custom-shape draw:style-name="gr8" draw:text-style-name="P2" draw:layer="layout" svg:width="5.08cm" svg:height="3.175cm" svg:x="3.415cm" svg:y="0.6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08cm" svg:height="3.175cm" svg:x="16.215cm" svg:y="13.265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4.968cm" svg:height="3.723cm" svg:x="2.24cm" svg:y="6.668cm">
          <draw:text-box>
            <text:p text:style-name="P4"><text:span text:style-name="T1">traditional image plane</text:span></text:p>
          </draw:text-box>
        </draw:frame>
        <draw:frame draw:style-name="gr26" draw:text-style-name="P5" draw:layer="layout" svg:width="7.74cm" svg:height="1.341cm" svg:x="8.84cm" svg:y="2.869cm">
          <draw:text-box>
            <text:p text:style-name="P4"><text:span text:style-name="T1">tilted image plane</text:span></text:p>
          </draw:text-box>
        </draw:frame>
        <draw:g>
          <draw:path draw:style-name="gr13" draw:text-style-name="P3" draw:layer="layout" svg:width="10.995cm" svg:height="6.236cm" draw:transform="rotate (-0.463733982254894) translate (10.323819859516cm 3.51208606413594cm)" svg:viewBox="0 0 10996 6237" svg:d="M1213 5630c330-13 419-35 739-116 250-63 496-152 721-280 240-136 426-354 666-495 254-149 384-387 699-430 242-34 405-119 743-22 286 82 559-250 753-484 190-229 451-363 721-441 288-83 535-231 849-183 299 45 597-81 850-237 327-203 699-344 989-602 202-180 402-368 646-484 258-123 476-305 656-517 175-206 456-205 688-344 196-118-98-629-462-387-214 141-467 212-721 226-287 16-569 65-861 0-335-75-483-419-818-452-350-35-682-146-999-279-287-121-602-144-872-22-233 106-447 201-678 366-293 209-678-28-1011-86-316-55-541 134-785 259-234 118-415 322-613 494-195 169-447 254-678 366-243 118-507 207-710 409-209 208-363 481-333 785 26 265 152 494 118 775-38 318-149 618-311 881-148 238-314 477-538 646-253 190-396 468-592 699-185 218 25 748 356 495l236-119 205-129 118-247z">
            <text:p/>
          </draw:path>
          <draw:path draw:style-name="gr14" draw:text-style-name="P7" draw:layer="layout" svg:width="2.198cm" svg:height="1.568cm" draw:transform="rotate (-3.14159265358979) translate (12.8942922871294cm 8.62786568532483cm)" svg:viewBox="0 0 2199 1569" svg:d="M1159 1472c270 21 509-116 770-144 299-32 244-369 269-650 25-283-378-480-635-605-245-119-365 19-635 0-264-19-367-154-635 0-239 137-313 82-289 389 20 253-51 553 169 746 215 187 480 340 770 361l240-97z">
            <text:p/>
          </draw:path>
          <draw:path draw:style-name="gr15" draw:text-style-name="P8" draw:layer="layout" svg:width="1.037cm" svg:height="1.078cm" draw:transform="rotate (-1.36938533111475) translate (17.537731334794cm 7.98566645212597cm)" svg:viewBox="0 0 1038 1079" svg:d="M28 1053c347 131 463-264 611-466 83-113 743-733 162-555-257 78-231 492-432 673l-307 182-62 184z">
            <text:p/>
          </draw:path>
          <draw:path draw:style-name="gr15" draw:text-style-name="P8" draw:layer="layout" svg:width="1.037cm" svg:height="1.078cm" draw:transform="rotate (-1.36938533111475) translate (10.637731334794cm 7.98666645212597cm)" svg:viewBox="0 0 1038 1079" svg:d="M28 1053c347 131 463-264 611-466 83-113 743-733 162-555-257 78-231 492-432 673l-307 182-62 184z">
            <text:p/>
          </draw:path>
          <draw:path draw:style-name="gr15" draw:text-style-name="P8" draw:layer="layout" svg:width="1.037cm" svg:height="1.078cm" draw:transform="rotate (-1.36938533111475) translate (14.337731334794cm 5.78566645212597cm)" svg:viewBox="0 0 1038 1079" svg:d="M28 1053c347 131 463-264 611-466 83-113 743-733 162-555-257 78-231 492-432 673l-307 182-62 184z">
            <text:p/>
          </draw:path>
        </draw:g>
        <draw:frame draw:style-name="gr27" draw:text-style-name="P5" draw:layer="layout" svg:width="6.4cm" svg:height="2.61cm" svg:x="1.255cm" svg:y="3.775cm">
          <draw:text-box>
            <text:p text:style-name="P4"><text:span text:style-name="T1">light-sheet position to image</text:span></text:p>
          </draw:text-box>
        </draw:frame>
        <draw:line draw:style-name="gr19" draw:text-style-name="P4" draw:layer="layout" svg:x1="8.155cm" svg:y1="4.375cm" svg:x2="9.925cm" svg:y2="4.375cm">
          <text:p/>
        </draw:line>
        <draw:line draw:style-name="gr7" draw:text-style-name="P3" draw:layer="layout" svg:x1="7.325cm" svg:y1="3.907cm" svg:x2="18.755cm" svg:y2="13.165cm">
          <text:p/>
        </draw:line>
        <draw:frame draw:style-name="gr16" draw:text-style-name="P5" draw:layer="layout" svg:width="3.956cm" svg:height="1.38cm" svg:x="14.94cm" svg:y="5.07cm">
          <draw:text-box>
            <text:p text:style-name="P4"><text:span text:style-name="T1">sample</text:span></text:p>
          </draw:text-box>
        </draw:frame>
        <presentation:notes draw:style-name="dp2">
          <draw:page-thumbnail draw:style-name="gr17" draw:layer="layout" svg:width="18.624cm" svg:height="10.476cm" svg:x="1.482cm" svg:y="2.123cm" draw:page-number="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g>
          <draw:g>
            <draw:custom-shape draw:style-name="gr24" draw:text-style-name="P1" draw:layer="layout" svg:width="13.97cm" svg:height="8.72cm" svg:x="8.185cm" svg:y="4.445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2" draw:layer="layout" svg:width="2.807cm" svg:height="13.335cm" draw:transform="skewX (-0.000523598775598299) translate (21.749cm 2.0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2" draw:layer="layout" svg:width="2.807cm" svg:height="13.335cm" draw:transform="skewX (-0.000523598775598299) translate (5.749cm 2.0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8" draw:text-style-name="P2" draw:layer="layout" svg:width="5.08cm" svg:height="3.175cm" svg:x="19.615cm" svg:y="13.265cm">
            <text:p/>
            <draw:enhanced-geometry svg:viewBox="0 0 21600 21600" draw:type="rectangle" draw:enhanced-path="M 0 0 L 21600 0 21600 21600 0 21600 0 0 Z N"/>
          </draw:custom-shape>
        </draw:g>
        <draw:line draw:style-name="gr4" draw:text-style-name="P3" draw:layer="layout" svg:x1="14.221cm" svg:y1="7.677cm" svg:x2="4.833cm" svg:y2="13.165cm">
          <text:p/>
        </draw:line>
        <draw:line draw:style-name="gr4" draw:text-style-name="P3" draw:layer="layout" svg:x1="14.185cm" svg:y1="7.68cm" svg:x2="23.145cm" svg:y2="13.165cm">
          <text:p/>
        </draw:line>
        <draw:g>
          <draw:line draw:style-name="gr5" draw:text-style-name="P3" draw:layer="layout" svg:x1="4.204cm" svg:y1="13.208cm" svg:x2="23.691cm" svg:y2="13.206cm">
            <text:p/>
          </draw:line>
          <draw:line draw:style-name="gr5" draw:text-style-name="P3" draw:layer="layout" svg:x1="4.204cm" svg:y1="13.208cm" svg:x2="1.912cm" svg:y2="15.5cm">
            <text:p/>
          </draw:line>
          <draw:line draw:style-name="gr5" draw:text-style-name="P3" draw:layer="layout" svg:x1="23.691cm" svg:y1="13.232cm" svg:x2="25.962cm" svg:y2="15.5cm">
            <text:p/>
          </draw:line>
          <draw:line draw:style-name="gr5" draw:text-style-name="P3" draw:layer="layout" svg:x1="1.912cm" svg:y1="18.88cm" svg:x2="1.912cm" svg:y2="15.5cm">
            <text:p/>
          </draw:line>
          <draw:line draw:style-name="gr5" draw:text-style-name="P3" draw:layer="layout" svg:x1="25.962cm" svg:y1="18.88cm" svg:x2="25.962cm" svg:y2="15.5cm">
            <text:p/>
          </draw:line>
        </draw:g>
        <draw:line draw:style-name="gr4" draw:text-style-name="P3" draw:layer="layout" svg:x1="21.025cm" svg:y1="7.65cm" svg:x2="6.873cm" svg:y2="7.653cm">
          <text:p/>
        </draw:line>
        <draw:line draw:style-name="gr4" draw:text-style-name="P3" draw:layer="layout" svg:x1="14.221cm" svg:y1="7.693cm" svg:x2="14.221cm" svg:y2="16.948cm">
          <text:p/>
        </draw:line>
        <draw:custom-shape draw:style-name="gr8" draw:text-style-name="P2" draw:layer="layout" svg:width="5.08cm" svg:height="3.175cm" svg:x="5.615cm" svg:y="0.635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4.968cm" svg:height="3.723cm" svg:x="2.24cm" svg:y="6.668cm">
          <draw:text-box>
            <text:p text:style-name="P4"><text:span text:style-name="T1">traditional image plane</text:span></text:p>
          </draw:text-box>
        </draw:frame>
        <draw:frame draw:style-name="gr10" draw:text-style-name="P5" draw:layer="layout" svg:width="7.74cm" svg:height="2.855cm" svg:x="9.84cm" svg:y="2.469cm">
          <draw:text-box>
            <text:p text:style-name="P4"><text:span text:style-name="T1">scan direction view (90 rotation)</text:span></text:p>
          </draw:text-box>
        </draw:frame>
        <draw:g>
          <draw:path draw:style-name="gr13" draw:text-style-name="P3" draw:layer="layout" svg:width="10.995cm" svg:height="6.236cm" draw:transform="rotate (-0.463733982254894) translate (10.323819859516cm 3.51208606413594cm)" svg:viewBox="0 0 10996 6237" svg:d="M1213 5630c330-13 419-35 739-116 250-63 496-152 721-280 240-136 426-354 666-495 254-149 384-387 699-430 242-34 405-119 743-22 286 82 559-250 753-484 190-229 451-363 721-441 288-83 535-231 849-183 299 45 597-81 850-237 327-203 699-344 989-602 202-180 402-368 646-484 258-123 476-305 656-517 175-206 456-205 688-344 196-118-98-629-462-387-214 141-467 212-721 226-287 16-569 65-861 0-335-75-483-419-818-452-350-35-682-146-999-279-287-121-602-144-872-22-233 106-447 201-678 366-293 209-678-28-1011-86-316-55-541 134-785 259-234 118-415 322-613 494-195 169-447 254-678 366-243 118-507 207-710 409-209 208-363 481-333 785 26 265 152 494 118 775-38 318-149 618-311 881-148 238-314 477-538 646-253 190-396 468-592 699-185 218 25 748 356 495l236-119 205-129 118-247z">
            <text:p/>
          </draw:path>
          <draw:path draw:style-name="gr14" draw:text-style-name="P7" draw:layer="layout" svg:width="2.198cm" svg:height="1.568cm" draw:transform="rotate (-3.14159265358979) translate (12.8942922871294cm 8.62786568532483cm)" svg:viewBox="0 0 2199 1569" svg:d="M1159 1472c270 21 509-116 770-144 299-32 244-369 269-650 25-283-378-480-635-605-245-119-365 19-635 0-264-19-367-154-635 0-239 137-313 82-289 389 20 253-51 553 169 746 215 187 480 340 770 361l240-97z">
            <text:p/>
          </draw:path>
          <draw:path draw:style-name="gr15" draw:text-style-name="P8" draw:layer="layout" svg:width="1.037cm" svg:height="1.078cm" draw:transform="rotate (-1.36938533111475) translate (17.537731334794cm 7.98566645212597cm)" svg:viewBox="0 0 1038 1079" svg:d="M28 1053c347 131 463-264 611-466 83-113 743-733 162-555-257 78-231 492-432 673l-307 182-62 184z">
            <text:p/>
          </draw:path>
          <draw:path draw:style-name="gr15" draw:text-style-name="P8" draw:layer="layout" svg:width="1.037cm" svg:height="1.078cm" draw:transform="rotate (-1.36938533111475) translate (10.637731334794cm 7.98666645212597cm)" svg:viewBox="0 0 1038 1079" svg:d="M28 1053c347 131 463-264 611-466 83-113 743-733 162-555-257 78-231 492-432 673l-307 182-62 184z">
            <text:p/>
          </draw:path>
          <draw:path draw:style-name="gr15" draw:text-style-name="P8" draw:layer="layout" svg:width="1.037cm" svg:height="1.078cm" draw:transform="rotate (-1.36938533111475) translate (14.337731334794cm 5.78566645212597cm)" svg:viewBox="0 0 1038 1079" svg:d="M28 1053c347 131 463-264 611-466 83-113 743-733 162-555-257 78-231 492-432 673l-307 182-62 184z">
            <text:p/>
          </draw:path>
        </draw:g>
        <draw:frame draw:style-name="gr6" draw:text-style-name="P5" draw:layer="layout" svg:width="6.437cm" svg:height="1.193cm" svg:x="10.849cm" svg:y="17.623cm">
          <draw:text-box>
            <text:p text:style-name="P4"><text:span text:style-name="T1">objective 1</text:span></text:p>
          </draw:text-box>
        </draw:frame>
        <draw:frame draw:style-name="gr10" draw:text-style-name="P5" draw:layer="layout" svg:width="6.609cm" svg:height="2.855cm" svg:x="15.24cm" svg:y="11.27cm">
          <draw:text-box>
            <text:p text:style-name="P4"><text:span text:style-name="T1">light-sheet position to center</text:span></text:p>
          </draw:text-box>
        </draw:frame>
        <draw:line draw:style-name="gr7" draw:text-style-name="P3" draw:layer="layout" svg:x1="15.425cm" svg:y1="4.445cm" svg:x2="15.425cm" svg:y2="13.165cm">
          <text:p/>
        </draw:line>
        <draw:line draw:style-name="gr19" draw:text-style-name="P4" draw:layer="layout" svg:x1="14.234cm" svg:y1="12.275cm" svg:x2="15.425cm" svg:y2="12.275cm">
          <text:p/>
        </draw:line>
        <draw:frame draw:style-name="gr16" draw:text-style-name="P5" draw:layer="layout" svg:width="3.956cm" svg:height="1.38cm" svg:x="14.94cm" svg:y="5.07cm">
          <draw:text-box>
            <text:p text:style-name="P4"><text:span text:style-name="T1">sample</text:span></text:p>
          </draw:text-box>
        </draw:frame>
        <presentation:notes draw:style-name="dp2">
          <draw:page-thumbnail draw:style-name="gr17" draw:layer="layout" svg:width="18.624cm" svg:height="10.476cm" svg:x="1.482cm" svg:y="2.123cm" draw:page-number="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g>
          <draw:custom-shape draw:style-name="gr1" draw:text-style-name="P1" draw:layer="layout" svg:width="19.555cm" svg:height="2.666cm" draw:transform="skewX (-7.14261229681746E-017) rotate (-0.872664625997165) translate (10.034cm 0.6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9.556cm" svg:height="1.778cm" draw:transform="skewX (-0.000523598775598385) rotate (-0.872664625997165) translate (10.714cm 0.04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9.555cm" svg:height="1.778cm" draw:transform="skewX (-0.000523598775598472) rotate (-0.872664625997165) translate (6.94cm -0.3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3" draw:layer="layout" svg:x1="14.221cm" svg:y1="7.677cm" svg:x2="4.833cm" svg:y2="13.165cm">
          <text:p/>
        </draw:line>
        <draw:line draw:style-name="gr4" draw:text-style-name="P3" draw:layer="layout" svg:x1="14.185cm" svg:y1="7.68cm" svg:x2="23.145cm" svg:y2="13.165cm">
          <text:p/>
        </draw:line>
        <draw:g>
          <draw:line draw:style-name="gr5" draw:text-style-name="P3" draw:layer="layout" svg:x1="4.204cm" svg:y1="13.208cm" svg:x2="23.691cm" svg:y2="13.206cm">
            <text:p/>
          </draw:line>
          <draw:line draw:style-name="gr5" draw:text-style-name="P3" draw:layer="layout" svg:x1="4.204cm" svg:y1="13.208cm" svg:x2="1.912cm" svg:y2="15.5cm">
            <text:p/>
          </draw:line>
          <draw:line draw:style-name="gr5" draw:text-style-name="P3" draw:layer="layout" svg:x1="23.691cm" svg:y1="13.232cm" svg:x2="25.962cm" svg:y2="15.5cm">
            <text:p/>
          </draw:line>
          <draw:line draw:style-name="gr5" draw:text-style-name="P3" draw:layer="layout" svg:x1="1.912cm" svg:y1="18.88cm" svg:x2="1.912cm" svg:y2="15.5cm">
            <text:p/>
          </draw:line>
          <draw:line draw:style-name="gr5" draw:text-style-name="P3" draw:layer="layout" svg:x1="25.962cm" svg:y1="18.88cm" svg:x2="25.962cm" svg:y2="15.5cm">
            <text:p/>
          </draw:line>
        </draw:g>
        <draw:line draw:style-name="gr4" draw:text-style-name="P3" draw:layer="layout" svg:x1="21.025cm" svg:y1="7.65cm" svg:x2="6.873cm" svg:y2="7.653cm">
          <text:p/>
        </draw:line>
        <draw:line draw:style-name="gr4" draw:text-style-name="P3" draw:layer="layout" svg:x1="14.221cm" svg:y1="7.693cm" svg:x2="14.221cm" svg:y2="13.165cm">
          <text:p/>
        </draw:line>
        <draw:frame draw:style-name="gr6" draw:text-style-name="P5" draw:layer="layout" svg:width="6.437cm" svg:height="1.193cm" svg:x="10.848cm" svg:y="17.622cm">
          <draw:text-box>
            <text:p text:style-name="P4"><text:span text:style-name="T1">objective 1</text:span></text:p>
          </draw:text-box>
        </draw:frame>
        <draw:line draw:style-name="gr7" draw:text-style-name="P3" draw:layer="layout" svg:x1="9.525cm" svg:y1="3.907cm" svg:x2="20.955cm" svg:y2="13.165cm">
          <text:p/>
        </draw:line>
        <draw:custom-shape draw:style-name="gr28" draw:text-style-name="P2" draw:layer="layout" svg:width="5.08cm" svg:height="3.695cm" svg:x="7.015cm" svg:y="0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5.08cm" svg:height="4.515cm" svg:x="17.515cm" svg:y="13.2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5" draw:layer="layout" svg:width="4.968cm" svg:height="3.723cm" svg:x="2.24cm" svg:y="6.668cm">
          <draw:text-box>
            <text:p text:style-name="P4"><text:span text:style-name="T1">traditional image plane</text:span></text:p>
          </draw:text-box>
        </draw:frame>
        <draw:frame draw:style-name="gr26" draw:text-style-name="P5" draw:layer="layout" svg:width="7.74cm" svg:height="1.341cm" svg:x="2.64cm" svg:y="2.869cm">
          <draw:text-box>
            <text:p text:style-name="P4"><text:span text:style-name="T1">tilted image plane</text:span></text:p>
          </draw:text-box>
        </draw:frame>
        <draw:g>
          <draw:path draw:style-name="gr13" draw:text-style-name="P3" draw:layer="layout" svg:width="10.995cm" svg:height="6.236cm" draw:transform="rotate (-0.463733982254894) translate (10.323819859516cm 3.51208606413594cm)" svg:viewBox="0 0 10996 6237" svg:d="M1213 5630c330-13 419-35 739-116 250-63 496-152 721-280 240-136 426-354 666-495 254-149 384-387 699-430 242-34 405-119 743-22 286 82 559-250 753-484 190-229 451-363 721-441 288-83 535-231 849-183 299 45 597-81 850-237 327-203 699-344 989-602 202-180 402-368 646-484 258-123 476-305 656-517 175-206 456-205 688-344 196-118-98-629-462-387-214 141-467 212-721 226-287 16-569 65-861 0-335-75-483-419-818-452-350-35-682-146-999-279-287-121-602-144-872-22-233 106-447 201-678 366-293 209-678-28-1011-86-316-55-541 134-785 259-234 118-415 322-613 494-195 169-447 254-678 366-243 118-507 207-710 409-209 208-363 481-333 785 26 265 152 494 118 775-38 318-149 618-311 881-148 238-314 477-538 646-253 190-396 468-592 699-185 218 25 748 356 495l236-119 205-129 118-247z">
            <text:p/>
          </draw:path>
          <draw:path draw:style-name="gr14" draw:text-style-name="P7" draw:layer="layout" svg:width="2.198cm" svg:height="1.568cm" draw:transform="rotate (-3.14159265358979) translate (12.8942922871294cm 8.62786568532483cm)" svg:viewBox="0 0 2199 1569" svg:d="M1159 1472c270 21 509-116 770-144 299-32 244-369 269-650 25-283-378-480-635-605-245-119-365 19-635 0-264-19-367-154-635 0-239 137-313 82-289 389 20 253-51 553 169 746 215 187 480 340 770 361l240-97z">
            <text:p/>
          </draw:path>
          <draw:path draw:style-name="gr15" draw:text-style-name="P8" draw:layer="layout" svg:width="1.037cm" svg:height="1.078cm" draw:transform="rotate (-1.36938533111475) translate (17.537731334794cm 7.98566645212597cm)" svg:viewBox="0 0 1038 1079" svg:d="M28 1053c347 131 463-264 611-466 83-113 743-733 162-555-257 78-231 492-432 673l-307 182-62 184z">
            <text:p/>
          </draw:path>
          <draw:path draw:style-name="gr15" draw:text-style-name="P8" draw:layer="layout" svg:width="1.037cm" svg:height="1.078cm" draw:transform="rotate (-1.36938533111475) translate (10.637731334794cm 7.98666645212597cm)" svg:viewBox="0 0 1038 1079" svg:d="M28 1053c347 131 463-264 611-466 83-113 743-733 162-555-257 78-231 492-432 673l-307 182-62 184z">
            <text:p/>
          </draw:path>
          <draw:path draw:style-name="gr15" draw:text-style-name="P8" draw:layer="layout" svg:width="1.037cm" svg:height="1.078cm" draw:transform="rotate (-1.36938533111475) translate (14.337731334794cm 5.78566645212597cm)" svg:viewBox="0 0 1038 1079" svg:d="M28 1053c347 131 463-264 611-466 83-113 743-733 162-555-257 78-231 492-432 673l-307 182-62 184z">
            <text:p/>
          </draw:path>
        </draw:g>
        <draw:frame draw:style-name="gr10" draw:text-style-name="P5" draw:layer="layout" svg:width="4.98cm" svg:height="2.855cm" svg:x="16.61cm" svg:y="13.47cm">
          <draw:text-box>
            <text:p text:style-name="P4"><text:span text:style-name="T1">light-sheet tilt to image</text:span></text:p>
          </draw:text-box>
        </draw:frame>
        <draw:path draw:style-name="gr5" draw:text-style-name="P3" draw:layer="layout" svg:width="1.057cm" svg:height="0.621cm" draw:transform="skewX (-0.00383972435438752) rotate (-1.70850280477725) translate (19.2024938524489cm 11.8438657261015cm)" svg:viewBox="0 0 1058 622" svg:d="M0 0c755-1 1058 622 1058 622">
          <text:p/>
        </draw:path>
        <draw:frame draw:style-name="gr16" draw:text-style-name="P5" draw:layer="layout" svg:width="3.956cm" svg:height="1.38cm" svg:x="14.94cm" svg:y="5.07cm">
          <draw:text-box>
            <text:p text:style-name="P4"><text:span text:style-name="T1">sample</text:span></text:p>
          </draw:text-box>
        </draw:frame>
        <draw:line draw:style-name="gr7" draw:text-style-name="P3" draw:layer="layout" svg:x1="11.095cm" svg:y1="3.907cm" svg:x2="18.715cm" svg:y2="13.165cm">
          <text:p/>
        </draw:line>
        <presentation:notes draw:style-name="dp2">
          <draw:page-thumbnail draw:style-name="gr17" draw:layer="layout" svg:width="18.624cm" svg:height="10.476cm" svg:x="1.482cm" svg:y="2.123cm" draw:page-number="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g>
          <draw:g>
            <draw:custom-shape draw:style-name="gr24" draw:text-style-name="P1" draw:layer="layout" svg:width="13.97cm" svg:height="8.72cm" draw:transform="rotate (0.0872664625997165) translate (6.751cm 5.775cm)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2" draw:layer="layout" svg:width="2.807cm" svg:height="13.335cm" draw:transform="skewX (-0.000523598775598301) rotate (0.0872664625997165) translate (20.057cm 2.22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2" draw:layer="layout" svg:width="2.807cm" svg:height="13.335cm" draw:transform="skewX (-0.000523598775598301) rotate (0.0872664625997165) translate (4.118cm 3.62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8" draw:text-style-name="P2" draw:layer="layout" svg:width="5.08cm" svg:height="3.175cm" draw:transform="rotate (0.0872664625997165) translate (18.906cm 13.565cm)">
            <text:p/>
            <draw:enhanced-geometry svg:viewBox="0 0 21600 21600" draw:type="rectangle" draw:enhanced-path="M 0 0 L 21600 0 21600 21600 0 21600 0 0 Z N"/>
          </draw:custom-shape>
        </draw:g>
        <draw:custom-shape draw:style-name="gr30" draw:text-style-name="P2" draw:layer="layout" svg:width="15.875cm" svg:height="7.62cm" svg:x="6.985cm" svg:y="13.23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4.221cm" svg:y1="7.677cm" svg:x2="4.833cm" svg:y2="13.165cm">
          <text:p/>
        </draw:line>
        <draw:line draw:style-name="gr4" draw:text-style-name="P3" draw:layer="layout" svg:x1="14.185cm" svg:y1="7.68cm" svg:x2="23.145cm" svg:y2="13.165cm">
          <text:p/>
        </draw:line>
        <draw:g>
          <draw:line draw:style-name="gr5" draw:text-style-name="P3" draw:layer="layout" svg:x1="4.204cm" svg:y1="13.208cm" svg:x2="23.691cm" svg:y2="13.206cm">
            <text:p/>
          </draw:line>
          <draw:line draw:style-name="gr5" draw:text-style-name="P3" draw:layer="layout" svg:x1="4.204cm" svg:y1="13.208cm" svg:x2="1.912cm" svg:y2="15.5cm">
            <text:p/>
          </draw:line>
          <draw:line draw:style-name="gr5" draw:text-style-name="P3" draw:layer="layout" svg:x1="23.691cm" svg:y1="13.232cm" svg:x2="25.962cm" svg:y2="15.5cm">
            <text:p/>
          </draw:line>
          <draw:line draw:style-name="gr5" draw:text-style-name="P3" draw:layer="layout" svg:x1="1.912cm" svg:y1="18.88cm" svg:x2="1.912cm" svg:y2="15.5cm">
            <text:p/>
          </draw:line>
          <draw:line draw:style-name="gr5" draw:text-style-name="P3" draw:layer="layout" svg:x1="25.962cm" svg:y1="18.88cm" svg:x2="25.962cm" svg:y2="15.5cm">
            <text:p/>
          </draw:line>
        </draw:g>
        <draw:line draw:style-name="gr4" draw:text-style-name="P3" draw:layer="layout" svg:x1="21.025cm" svg:y1="7.65cm" svg:x2="6.873cm" svg:y2="7.653cm">
          <text:p/>
        </draw:line>
        <draw:line draw:style-name="gr4" draw:text-style-name="P3" draw:layer="layout" svg:x1="14.221cm" svg:y1="7.693cm" svg:x2="14.221cm" svg:y2="16.948cm">
          <text:p/>
        </draw:line>
        <draw:custom-shape draw:style-name="gr8" draw:text-style-name="P2" draw:layer="layout" svg:width="5.08cm" svg:height="3.175cm" svg:x="5.615cm" svg:y="0.635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4.968cm" svg:height="3.723cm" svg:x="2.24cm" svg:y="6.668cm">
          <draw:text-box>
            <text:p text:style-name="P4"><text:span text:style-name="T1">traditional image plane</text:span></text:p>
          </draw:text-box>
        </draw:frame>
        <draw:frame draw:style-name="gr10" draw:text-style-name="P5" draw:layer="layout" svg:width="7.74cm" svg:height="2.855cm" svg:x="9.84cm" svg:y="2.469cm">
          <draw:text-box>
            <text:p text:style-name="P4"><text:span text:style-name="T1">scan direction view (90 rotation)</text:span></text:p>
          </draw:text-box>
        </draw:frame>
        <draw:g>
          <draw:path draw:style-name="gr13" draw:text-style-name="P3" draw:layer="layout" svg:width="10.995cm" svg:height="6.236cm" draw:transform="rotate (-0.463733982254894) translate (10.323819859516cm 3.51208606413594cm)" svg:viewBox="0 0 10996 6237" svg:d="M1213 5630c330-13 419-35 739-116 250-63 496-152 721-280 240-136 426-354 666-495 254-149 384-387 699-430 242-34 405-119 743-22 286 82 559-250 753-484 190-229 451-363 721-441 288-83 535-231 849-183 299 45 597-81 850-237 327-203 699-344 989-602 202-180 402-368 646-484 258-123 476-305 656-517 175-206 456-205 688-344 196-118-98-629-462-387-214 141-467 212-721 226-287 16-569 65-861 0-335-75-483-419-818-452-350-35-682-146-999-279-287-121-602-144-872-22-233 106-447 201-678 366-293 209-678-28-1011-86-316-55-541 134-785 259-234 118-415 322-613 494-195 169-447 254-678 366-243 118-507 207-710 409-209 208-363 481-333 785 26 265 152 494 118 775-38 318-149 618-311 881-148 238-314 477-538 646-253 190-396 468-592 699-185 218 25 748 356 495l236-119 205-129 118-247z">
            <text:p/>
          </draw:path>
          <draw:path draw:style-name="gr14" draw:text-style-name="P7" draw:layer="layout" svg:width="2.198cm" svg:height="1.568cm" draw:transform="rotate (-3.14159265358979) translate (12.8942922871294cm 8.62786568532483cm)" svg:viewBox="0 0 2199 1569" svg:d="M1159 1472c270 21 509-116 770-144 299-32 244-369 269-650 25-283-378-480-635-605-245-119-365 19-635 0-264-19-367-154-635 0-239 137-313 82-289 389 20 253-51 553 169 746 215 187 480 340 770 361l240-97z">
            <text:p/>
          </draw:path>
          <draw:path draw:style-name="gr15" draw:text-style-name="P8" draw:layer="layout" svg:width="1.037cm" svg:height="1.078cm" draw:transform="rotate (-1.36938533111475) translate (17.537731334794cm 7.98566645212597cm)" svg:viewBox="0 0 1038 1079" svg:d="M28 1053c347 131 463-264 611-466 83-113 743-733 162-555-257 78-231 492-432 673l-307 182-62 184z">
            <text:p/>
          </draw:path>
          <draw:path draw:style-name="gr15" draw:text-style-name="P8" draw:layer="layout" svg:width="1.037cm" svg:height="1.078cm" draw:transform="rotate (-1.36938533111475) translate (10.637731334794cm 7.98666645212597cm)" svg:viewBox="0 0 1038 1079" svg:d="M28 1053c347 131 463-264 611-466 83-113 743-733 162-555-257 78-231 492-432 673l-307 182-62 184z">
            <text:p/>
          </draw:path>
          <draw:path draw:style-name="gr15" draw:text-style-name="P8" draw:layer="layout" svg:width="1.037cm" svg:height="1.078cm" draw:transform="rotate (-1.36938533111475) translate (14.337731334794cm 5.78566645212597cm)" svg:viewBox="0 0 1038 1079" svg:d="M28 1053c347 131 463-264 611-466 83-113 743-733 162-555-257 78-231 492-432 673l-307 182-62 184z">
            <text:p/>
          </draw:path>
        </draw:g>
        <draw:frame draw:style-name="gr6" draw:text-style-name="P5" draw:layer="layout" svg:width="6.437cm" svg:height="1.193cm" svg:x="10.849cm" svg:y="17.623cm">
          <draw:text-box>
            <text:p text:style-name="P4"><text:span text:style-name="T1">objective 1</text:span></text:p>
          </draw:text-box>
        </draw:frame>
        <draw:frame draw:style-name="gr10" draw:text-style-name="P5" draw:layer="layout" svg:width="7.25cm" svg:height="2.855cm" svg:x="15.04cm" svg:y="15.77cm">
          <draw:text-box>
            <text:p text:style-name="P4"><text:span text:style-name="T1">light-sheet direction to center</text:span></text:p>
          </draw:text-box>
        </draw:frame>
        <draw:line draw:style-name="gr7" draw:text-style-name="P3" draw:layer="layout" svg:x1="13.97cm" svg:y1="5.116cm" svg:x2="14.981cm" svg:y2="16.675cm">
          <text:p/>
        </draw:line>
        <draw:frame draw:style-name="gr16" draw:text-style-name="P5" draw:layer="layout" svg:width="3.956cm" svg:height="1.38cm" svg:x="14.94cm" svg:y="5.07cm">
          <draw:text-box>
            <text:p text:style-name="P4"><text:span text:style-name="T1">sample</text:span></text:p>
          </draw:text-box>
        </draw:frame>
        <draw:path draw:style-name="gr5" draw:text-style-name="P3" draw:layer="layout" svg:width="0.585cm" svg:height="0.344cm" draw:transform="skewX (-0.0045378560551853) rotate (-2.65290046303138) translate (14.9908174574072cm 16.7212775832932cm)" svg:viewBox="0 0 586 345" svg:d="M0 0c418 0 586 345 586 345">
          <text:p/>
        </draw:path>
        <presentation:notes draw:style-name="dp2">
          <draw:page-thumbnail draw:style-name="gr17" draw:layer="layout" svg:width="18.624cm" svg:height="10.476cm" svg:x="1.482cm" svg:y="2.123cm" draw:page-number="1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2T10:56:46.456000000</meta:creation-date>
    <dc:date>2022-09-27T10:46:56.076000000</dc:date>
    <meta:editing-duration>P3DT17H58M27S</meta:editing-duration>
    <meta:editing-cycles>199</meta:editing-cycles>
    <meta:generator>LibreOffice/7.0.5.2$Windows_X86_64 LibreOffice_project/64390860c6cd0aca4beafafcfd84613dd9dfb63a</meta:generator>
    <meta:document-statistic meta:object-count="413"/>
  </office:meta>
</office:document-meta>
</file>